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09722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First</text:p>
          </table:table-cell>
          <table:table-cell office:value-type="time" office:time-value="PT10H37M36.000S" table:style-name="ce9">
            <text:p>10:37:36</text:p>
          </table:table-cell>
          <table:table-cell office:value-type="string" table:style-name="ce12">
            <text:p>Last</text:p>
          </table:table-cell>
          <table:table-cell office:value-type="time" office:time-value="PT10H40M7.000S" table:style-name="ce9">
            <text:p>10:40:07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7.5" table:style-name="ce13">
            <text:p>8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0.316666666666663" table:style-name="ce14">
            <text:p>50.3</text:p>
          </table:table-cell>
          <table:table-cell office:value-type="float" office:value="11.483333333333334" table:style-name="ce14">
            <text:p>11.5</text:p>
          </table:table-cell>
          <table:table-cell office:value-type="float" office:value="1.6666666666666666E-2" table:style-name="ce14">
            <text:p>0.0</text:p>
          </table:table-cell>
          <table:table-cell office:value-type="float" office:value="38.166666666666671" table:style-name="ce14">
            <text:p>38.2</text:p>
          </table:table-cell>
          <table:table-cell office:value-type="float" office:value="61.79999999999999" table:style-name="ce14">
            <text:p>61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4" table:style-name="ce13">
            <text:p>14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0.599999999999994" table:style-name="ce14">
            <text:p>70.6</text:p>
          </table:table-cell>
          <table:table-cell office:value-type="float" office:value="19.100000000000001" table:style-name="ce14">
            <text:p>19.1</text:p>
          </table:table-cell>
          <table:table-cell office:value-type="float" office:value="0.1" table:style-name="ce14">
            <text:p>0.1</text:p>
          </table:table-cell>
          <table:table-cell office:value-type="float" office:value="96.6" table:style-name="ce14">
            <text:p>96.6</text:p>
          </table:table-cell>
          <table:table-cell office:value-type="float" office:value="82" table:style-name="ce14">
            <text:p>82.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466H39M6.000S" table:style-name="ce9">
            <text:p>10:39:06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4031136137793971" table:style-name="ce14">
            <text:p>1.4</text:p>
          </table:table-cell>
          <table:table-cell office:value-type="float" office:value="1.6632801161103048" table:style-name="ce14">
            <text:p>1.7</text:p>
          </table:table-cell>
          <table:table-cell office:value-type="float" office:value="6" table:style-name="ce14">
            <text:p>6.0</text:p>
          </table:table-cell>
          <table:table-cell office:value-type="float" office:value="2.5310043668122266" table:style-name="ce14">
            <text:p>2.5</text:p>
          </table:table-cell>
          <table:table-cell office:value-type="float" office:value="1.3268608414239484" table:style-name="ce14">
            <text:p>1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.45600000000000007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53.078" table:style-name="ce13">
            <text:p>15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2.9788735154627059E-3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4-20T00:00:00" table:style-name="ce5">
            <text:p>20-Ap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0M37.350S" table:style-name="ce6">
            <text:p>00:10: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3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3.03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6249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592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992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1350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243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8010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340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242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915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096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8009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4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0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44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3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9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2325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3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42127 0 6517 842413 6954 0 175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3504 0 2507 206016 1906 0 78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3917 0 2038 206302 2605 0 46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7936 0 1273 213567 1697 0 35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6767 0 698 216526 744 0 15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481398 48 635 0 0 0 0 2 0 1 0 0 0 393 0 15266 64 0 0 0 0 0 0 0 22 0 0 0 0 0 0 0 0 49004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37071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48962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2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3979786 0 250861 14306 3431403 15306 0 608 94294 162 172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390551424 3410111 <text:s text:c="3"/>0 <text:s text:c="3"/>0 <text:s text:c="3"/>0 <text:s text:c="4"/>0 <text:s text:c="9"/>0 <text:s text:c="8"/>0 2390551424 3410111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3183973 <text:s text:c="2"/>24772 <text:s text:c="3"/>0 <text:s text:c="3"/>0 <text:s text:c="3"/>0 <text:s text:c="4"/>0 <text:s text:c="9"/>0 <text:s text:c="8"/>0 42248736 <text:s text:c="2"/>32247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952 10907 728886 243264 3309 104111 862576 1767656 0 72756 2014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849 10877 727834 242648 3309 104111 862576 1767656 0 72568 20135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4 0 0 0 0 0 44 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64 0 0 0 0 0 460 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81 108440 21 20 4 53 20 43 20 0 1 0 4 2928640 398 4294967295 3543040 3642876 0 0 0 0 0 4096 536946211 4294967295 0 0 0 0 0 0 183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398 297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4773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2247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184051 (3.1 MB) <text:s/>TX bytes:42248736 (42.2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410111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410111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390551424 (2.3 GB) <text:s/>TX bytes:2390551424 (2.3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89 <text:s text:c="5"/>2891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68056in" svg:width="13.09722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11111in" svg:width="13.09722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466H37M36.000S" table:style-name="ce9">
            <text:p>10:37:36</text:p>
          </table:table-cell>
          <table:table-cell office:value-type="float" office:value="2.1" table:style-name="ce1">
            <text:p>2.1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96.6" table:style-name="ce1">
            <text:p>96.6</text:p>
          </table:table-cell>
          <table:table-cell office:value-type="float" office:value="3.4000000000000004" table:style-name="ce1">
            <text:p>3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6H38M6.000S" table:style-name="ce9">
            <text:p>10:38:06</text:p>
          </table:table-cell>
          <table:table-cell office:value-type="float" office:value="47.9" table:style-name="ce1">
            <text:p>47.9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45.2" table:style-name="ce1">
            <text:p>45.2</text:p>
          </table:table-cell>
          <table:table-cell office:value-type="float" office:value="54.8" table:style-name="ce1">
            <text:p>54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6H38M36.000S" table:style-name="ce9">
            <text:p>10:38:36</text:p>
          </table:table-cell>
          <table:table-cell office:value-type="float" office:value="70.599999999999994" table:style-name="ce1">
            <text:p>70.6</text:p>
          </table:table-cell>
          <table:table-cell office:value-type="float" office:value="11.4" table:style-name="ce1">
            <text:p>11.4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82" table:style-name="ce1">
            <text:p>8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6H39M6.000S" table:style-name="ce9">
            <text:p>10:39:06</text:p>
          </table:table-cell>
          <table:table-cell office:value-type="float" office:value="53.9" table:style-name="ce1">
            <text:p>53.9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0.1" table:style-name="ce1">
            <text:p>0.1</text:p>
          </table:table-cell>
          <table:table-cell office:value-type="float" office:value="26.9" table:style-name="ce1">
            <text:p>26.9</text:p>
          </table:table-cell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6H39M36.000S" table:style-name="ce9">
            <text:p>10:39:36</text:p>
          </table:table-cell>
          <table:table-cell office:value-type="float" office:value="61.3" table:style-name="ce1">
            <text:p>61.3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0" table:style-name="ce1">
            <text:p>0</text:p>
          </table:table-cell>
          <table:table-cell office:value-type="float" office:value="20.3" table:style-name="ce1">
            <text:p>20.3</text:p>
          </table:table-cell>
          <table:table-cell office:value-type="float" office:value="79.699999999999989" table:style-name="ce1">
            <text:p>79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6H40M7.000S" table:style-name="ce9">
            <text:p>10:40:07</text:p>
          </table:table-cell>
          <table:table-cell office:value-type="float" office:value="66.099999999999994" table:style-name="ce1">
            <text:p>66.1</text:p>
          </table:table-cell>
          <table:table-cell office:value-type="float" office:value="11.8" table:style-name="ce1">
            <text:p>11.8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77.899999999999991" table:style-name="ce1">
            <text:p>77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316666666666663" table:style-name="ce1">
            <text:p>50.31666667</text:p>
          </table:table-cell>
          <table:table-cell office:value-type="float" office:value="11.483333333333334" table:style-name="ce1">
            <text:p>11.48333333</text:p>
          </table:table-cell>
          <table:table-cell office:value-type="float" office:value="1.6666666666666666E-2" table:style-name="ce1">
            <text:p>0.016666667</text:p>
          </table:table-cell>
          <table:table-cell office:value-type="float" office:value="38.166666666666671" table:style-name="ce1">
            <text:p>38.16666667</text:p>
          </table:table-cell>
          <table:table-cell office:value-type="float" office:value="61.79999999999999" table:style-name="ce1">
            <text:p>61.8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09722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0.300000000000004" table:style-name="ce11">
            <text:p>50.3</text:p>
          </table:table-cell>
          <table:table-cell office:value-type="float" office:value="9.4666666666666668" table:style-name="ce11">
            <text:p>9.5</text:p>
          </table:table-cell>
          <table:table-cell office:value-type="float" office:value="0.15" table:style-name="ce11">
            <text:p>0.2</text:p>
          </table:table-cell>
          <table:table-cell office:value-type="float" office:value="40.06666666666667" table:style-name="ce11">
            <text:p>4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0.266666666666673" table:style-name="ce11">
            <text:p>50.3</text:p>
          </table:table-cell>
          <table:table-cell office:value-type="float" office:value="12.25" table:style-name="ce11">
            <text:p>12.3</text:p>
          </table:table-cell>
          <table:table-cell office:value-type="float" office:value="0.19999999999999998" table:style-name="ce11">
            <text:p>0.2</text:p>
          </table:table-cell>
          <table:table-cell office:value-type="float" office:value="37.283333333333339" table:style-name="ce11">
            <text:p>37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1.866666666666667" table:style-name="ce11">
            <text:p>51.9</text:p>
          </table:table-cell>
          <table:table-cell office:value-type="float" office:value="11.566666666666668" table:style-name="ce11">
            <text:p>11.6</text:p>
          </table:table-cell>
          <table:table-cell office:value-type="float" office:value="0.18333333333333335" table:style-name="ce11">
            <text:p>0.2</text:p>
          </table:table-cell>
          <table:table-cell office:value-type="float" office:value="36.35" table:style-name="ce11">
            <text:p>36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0.483333333333327" table:style-name="ce11">
            <text:p>50.5</text:p>
          </table:table-cell>
          <table:table-cell office:value-type="float" office:value="12.1" table:style-name="ce11">
            <text:p>12.1</text:p>
          </table:table-cell>
          <table:table-cell office:value-type="float" office:value="4.9999999999999996E-2" table:style-name="ce11">
            <text:p>0.1</text:p>
          </table:table-cell>
          <table:table-cell office:value-type="float" office:value="37.333333333333336" table:style-name="ce11">
            <text:p>37.3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68056in" svg:width="13.09722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11111in" svg:width="13.09722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466H37M36.000S" table:style-name="ce9">
            <text:p>10:37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4466H38M6.000S" table:style-name="ce9">
            <text:p>10:38:06</text:p>
          </table:table-cell>
          <table:table-cell office:value-type="float" office:value="0" table:style-name="ce1">
            <text:p>0</text:p>
          </table:table-cell>
          <table:table-cell office:value-type="float" office:value="45.6" table:style-name="ce1">
            <text:p>45.6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1">
          <table:table-cell office:value-type="time" office:time-value="PT984466H38M36.000S" table:style-name="ce9">
            <text:p>10:38:36</text:p>
          </table:table-cell>
          <table:table-cell office:value-type="float" office:value="0.2" table:style-name="ce1">
            <text:p>0.2</text:p>
          </table:table-cell>
          <table:table-cell office:value-type="float" office:value="2537" table:style-name="ce1">
            <text:p>2537</text:p>
          </table:table-cell>
          <table:table-cell office:value-type="float" office:value="11.4" table:style-name="ce1">
            <text:p>11.4</text:p>
          </table:table-cell>
          <table:table-cell table:number-columns-repeated="16380"/>
        </table:table-row>
        <table:table-row table:style-name="ro1">
          <table:table-cell office:value-type="time" office:time-value="PT984466H39M6.000S" table:style-name="ce9">
            <text:p>10:39:06</text:p>
          </table:table-cell>
          <table:table-cell office:value-type="float" office:value="0.6" table:style-name="ce1">
            <text:p>0.6</text:p>
          </table:table-cell>
          <table:table-cell office:value-type="float" office:value="1013" table:style-name="ce1">
            <text:p>101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time" office:time-value="PT984466H39M36.000S" table:style-name="ce9">
            <text:p>10:39:36</text:p>
          </table:table-cell>
          <table:table-cell office:value-type="float" office:value="14.4" table:style-name="ce1">
            <text:p>14.4</text:p>
          </table:table-cell>
          <table:table-cell office:value-type="float" office:value="813.2" table:style-name="ce1">
            <text:p>813.2</text:p>
          </table:table-cell>
          <table:table-cell office:value-type="float" office:value="9.6" table:style-name="ce1">
            <text:p>9.6</text:p>
          </table:table-cell>
          <table:table-cell table:number-columns-repeated="16380"/>
        </table:table-row>
        <table:table-row table:style-name="ro1">
          <table:table-cell office:value-type="time" office:time-value="PT984466H40M7.000S" table:style-name="ce9">
            <text:p>10:40:07</text:p>
          </table:table-cell>
          <table:table-cell office:value-type="float" office:value="0" table:style-name="ce1">
            <text:p>0</text:p>
          </table:table-cell>
          <table:table-cell office:value-type="float" office:value="693.8" table:style-name="ce1">
            <text:p>693.8</text:p>
          </table:table-cell>
          <table:table-cell office:value-type="float" office:value="9.1999999999999993" table:style-name="ce1">
            <text:p>9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5333333333333337" table:formula="msoxl:=AVERAGE(B2:B7)" table:style-name="ce8">
            <text:p>2.5</text:p>
          </table:table-cell>
          <table:table-cell office:value-type="float" office:value="850.43333333333339" table:formula="msoxl:=AVERAGE(C2:C7)" table:style-name="ce8">
            <text:p>850.4</text:p>
          </table:table-cell>
          <table:table-cell office:value-type="float" office:value="7.5" table:formula="msoxl:=AVERAGE(D2:D7)" table:style-name="ce8">
            <text:p>7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.135087719298246" table:formula="msoxl:=IF(B9=0,0,MAX(SUMPRODUCT(B2:B7,B2:B7)/SUM(B2:B7)-B9,0))" table:style-name="ce8">
            <text:p>11.1</text:p>
          </table:table-cell>
          <table:table-cell office:value-type="float" office:value="836.40671683716801" table:formula="msoxl:=IF(C9=0,0,MAX(SUMPRODUCT(C2:C7,C2:C7)/SUM(C2:C7)-C9,0))" table:style-name="ce8">
            <text:p>836.4</text:p>
          </table:table-cell>
          <table:table-cell office:value-type="float" office:value="3.6866666666666656" table:formula="msoxl:=IF(D9=0,0,MAX(SUMPRODUCT(D2:D7,D2:D7)/SUM(D2:D7)-D9,0))" table:style-name="ce8">
            <text:p>3.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73157894736842088" table:formula="msoxl:=ABS(MAX(B2:B7)-B9-B10)" table:style-name="ce8">
            <text:p>0.7</text:p>
          </table:table-cell>
          <table:table-cell office:value-type="float" office:value="850.1599498294986" table:formula="msoxl:=ABS(MAX(C2:C7)-C9-C10)" table:style-name="ce8">
            <text:p>850.2</text:p>
          </table:table-cell>
          <table:table-cell office:value-type="float" office:value="2.8133333333333344" table:formula="msoxl:=ABS(MAX(D2:D7)-D9-D10)" table:style-name="ce8">
            <text:p>2.8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68056in" svg:width="13.09722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11111in" svg:width="13.09722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6H37M36.000S" table:style-name="ce9">
            <text:p>10:37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6H38M6.000S" table:style-name="ce9">
            <text:p>10:38:06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4" table:style-name="ce1">
            <text:p>114</text:p>
          </table:table-cell>
          <table:table-cell table:number-columns-repeated="16128"/>
        </table:table-row>
        <table:table-row table:style-name="ro1">
          <table:table-cell office:value-type="time" office:time-value="PT984466H38M36.000S" table:style-name="ce9">
            <text:p>10:38:36</text:p>
          </table:table-cell>
          <table:table-cell office:value-type="float" office:value="221.3" table:style-name="ce1">
            <text:p>221.3</text:p>
          </table:table-cell>
          <table:table-cell office:value-type="float" office:value="221.3" table:style-name="ce1">
            <text:p>22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42.6" table:style-name="ce1">
            <text:p>442.6</text:p>
          </table:table-cell>
          <table:table-cell table:number-columns-repeated="16128"/>
        </table:table-row>
        <table:table-row table:style-name="ro1">
          <table:table-cell office:value-type="time" office:time-value="PT984466H39M6.000S" table:style-name="ce9">
            <text:p>10:39:06</text:p>
          </table:table-cell>
          <table:table-cell office:value-type="float" office:value="72.099999999999994" table:style-name="ce1">
            <text:p>72.1</text:p>
          </table:table-cell>
          <table:table-cell office:value-type="float" office:value="72.099999999999994" table:style-name="ce1">
            <text:p>7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4.19999999999999" table:style-name="ce1">
            <text:p>144.2</text:p>
          </table:table-cell>
          <table:table-cell table:number-columns-repeated="16128"/>
        </table:table-row>
        <table:table-row table:style-name="ro1">
          <table:table-cell office:value-type="time" office:time-value="PT984466H39M36.000S" table:style-name="ce9">
            <text:p>10:39:36</text:p>
          </table:table-cell>
          <table:table-cell office:value-type="float" office:value="86.2" table:style-name="ce1">
            <text:p>86.2</text:p>
          </table:table-cell>
          <table:table-cell office:value-type="float" office:value="86.2" table:style-name="ce1">
            <text:p>8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2.4" table:style-name="ce1">
            <text:p>172.4</text:p>
          </table:table-cell>
          <table:table-cell table:number-columns-repeated="16128"/>
        </table:table-row>
        <table:table-row table:style-name="ro1">
          <table:table-cell office:value-type="time" office:time-value="PT984466H40M7.000S" table:style-name="ce9">
            <text:p>10:40:07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2" table:style-name="ce1">
            <text:p>15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5.433333333333323" table:formula="msoxl:=AVERAGE(B2:B7)" table:style-name="ce8">
            <text:p>85.4</text:p>
          </table:table-cell>
          <table:table-cell office:value-type="float" office:value="85.433333333333323" table:formula="msoxl:=AVERAGE(C2:C7)" table:style-name="ce8">
            <text:p>85.4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2.349616335024123" table:formula="msoxl:=IF(B9=0,0,MAX(SUMPRODUCT(B2:B7,B2:B7)/SUM(B2:B7)-B9,0))" table:style-name="ce8">
            <text:p>52.3</text:p>
          </table:table-cell>
          <table:table-cell office:value-type="float" office:value="52.349616335024123" table:formula="msoxl:=IF(C9=0,0,MAX(SUMPRODUCT(C2:C7,C2:C7)/SUM(C2:C7)-C9,0))" table:style-name="ce8">
            <text:p>52.3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3.517050331642551" table:formula="msoxl:=ABS(MAX(B2:B7)-B9-B10)" table:style-name="ce8">
            <text:p>83.5</text:p>
          </table:table-cell>
          <table:table-cell office:value-type="float" office:value="83.517050331642551" table:formula="msoxl:=ABS(MAX(C2:C7)-C9-C10)" table:style-name="ce8">
            <text:p>83.5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37.78294966835745" table:formula="msoxl:=B9+ B10" table:style-name="ce8">
            <text:p>137.8</text:p>
          </table:table-cell>
          <table:table-cell office:value-type="float" office:value="137.78294966835745" table:formula="msoxl:=C9+ C10" table:style-name="ce8">
            <text:p>137.8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68056in" svg:width="13.09722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11111in" svg:width="13.09722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6H37M36.000S" table:style-name="ce9">
            <text:p>10:37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6H38M6.000S" table:style-name="ce9">
            <text:p>10:38:06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4466H38M36.000S" table:style-name="ce9">
            <text:p>10:38:36</text:p>
          </table:table-cell>
          <table:table-cell office:value-type="float" office:value="3.4" table:style-name="ce1">
            <text:p>3.4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8" table:style-name="ce1">
            <text:p>6.8</text:p>
          </table:table-cell>
          <table:table-cell table:number-columns-repeated="16128"/>
        </table:table-row>
        <table:table-row table:style-name="ro1">
          <table:table-cell office:value-type="time" office:time-value="PT984466H39M6.000S" table:style-name="ce9">
            <text:p>10:39:06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4466H39M36.000S" table:style-name="ce9">
            <text:p>10:39:36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office:value-type="time" office:time-value="PT984466H40M7.000S" table:style-name="ce9">
            <text:p>10:40:07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4666666666666666" table:formula="msoxl:=AVERAGE(B2:B7)" table:style-name="ce8">
            <text:p>1.5</text:p>
          </table:table-cell>
          <table:table-cell office:value-type="float" office:value="1.4666666666666666" table:formula="msoxl:=AVERAGE(C2:C7)" table:style-name="ce8">
            <text:p>1.5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91742424242424225" table:formula="msoxl:=IF(B9=0,0,MAX(SUMPRODUCT(B2:B7,B2:B7)/SUM(B2:B7)-B9,0))" table:style-name="ce8">
            <text:p>0.9</text:p>
          </table:table-cell>
          <table:table-cell office:value-type="float" office:value="0.91742424242424225" table:formula="msoxl:=IF(C9=0,0,MAX(SUMPRODUCT(C2:C7,C2:C7)/SUM(C2:C7)-C9,0))" table:style-name="ce8">
            <text:p>0.9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0159090909090911" table:formula="msoxl:=ABS(MAX(B2:B7)-B9-B10)" table:style-name="ce8">
            <text:p>1.0</text:p>
          </table:table-cell>
          <table:table-cell office:value-type="float" office:value="1.0159090909090911" table:formula="msoxl:=ABS(MAX(C2:C7)-C9-C10)" table:style-name="ce8">
            <text:p>1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3840909090909088" table:formula="msoxl:=B9+ B10" table:style-name="ce8">
            <text:p>2.4</text:p>
          </table:table-cell>
          <table:table-cell office:value-type="float" office:value="2.3840909090909088" table:formula="msoxl:=C9+ C10" table:style-name="ce8">
            <text:p>2.4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68056in" svg:width="13.09722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11111in" svg:width="13.09722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6H37M36.000S" table:style-name="ce9">
            <text:p>10:37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6H38M6.000S" table:style-name="ce9">
            <text:p>10:38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6H38M36.000S" table:style-name="ce9">
            <text:p>10:38:36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4466H39M6.000S" table:style-name="ce9">
            <text:p>10:39:06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4466H39M36.000S" table:style-name="ce9">
            <text:p>10:39:36</text:p>
          </table:table-cell>
          <table:table-cell office:value-type="float" office:value="7.2" table:style-name="ce1">
            <text:p>7.2</text:p>
          </table:table-cell>
          <table:table-cell office:value-type="float" office:value="7.2" table:style-name="ce1">
            <text:p>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4" table:style-name="ce1">
            <text:p>14.4</text:p>
          </table:table-cell>
          <table:table-cell table:number-columns-repeated="16128"/>
        </table:table-row>
        <table:table-row table:style-name="ro1">
          <table:table-cell office:value-type="time" office:time-value="PT984466H40M7.000S" table:style-name="ce9">
            <text:p>10:40: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2666666666666668" table:formula="msoxl:=AVERAGE(B2:B7)" table:style-name="ce8">
            <text:p>1.3</text:p>
          </table:table-cell>
          <table:table-cell office:value-type="float" office:value="1.2666666666666668" table:formula="msoxl:=AVERAGE(C2:C7)" table:style-name="ce8">
            <text:p>1.3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.5675438596491231" table:formula="msoxl:=IF(B9=0,0,MAX(SUMPRODUCT(B2:B7,B2:B7)/SUM(B2:B7)-B9,0))" table:style-name="ce8">
            <text:p>5.6</text:p>
          </table:table-cell>
          <table:table-cell office:value-type="float" office:value="5.5675438596491231" table:formula="msoxl:=IF(C9=0,0,MAX(SUMPRODUCT(C2:C7,C2:C7)/SUM(C2:C7)-C9,0))" table:style-name="ce8">
            <text:p>5.6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6578947368421044" table:formula="msoxl:=ABS(MAX(B2:B7)-B9-B10)" table:style-name="ce8">
            <text:p>0.4</text:p>
          </table:table-cell>
          <table:table-cell office:value-type="float" office:value="0.36578947368421044" table:formula="msoxl:=ABS(MAX(C2:C7)-C9-C10)" table:style-name="ce8">
            <text:p>0.4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8342105263157897" table:formula="msoxl:=B9+ B10" table:style-name="ce8">
            <text:p>6.8</text:p>
          </table:table-cell>
          <table:table-cell office:value-type="float" office:value="6.8342105263157897" table:formula="msoxl:=C9+ C10" table:style-name="ce8">
            <text:p>6.8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68056in" svg:width="13.09722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11111in" svg:width="13.09722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6H37M36.000S" table:style-name="ce9">
            <text:p>10:37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6H38M6.000S" table:style-name="ce9">
            <text:p>10:38:06</text:p>
          </table:table-cell>
          <table:table-cell office:value-type="float" office:value="22.8" table:style-name="ce1">
            <text:p>22.8</text:p>
          </table:table-cell>
          <table:table-cell office:value-type="float" office:value="22.8" table:style-name="ce1">
            <text:p>2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5.6" table:style-name="ce1">
            <text:p>45.6</text:p>
          </table:table-cell>
          <table:table-cell table:number-columns-repeated="16128"/>
        </table:table-row>
        <table:table-row table:style-name="ro1">
          <table:table-cell office:value-type="time" office:time-value="PT984466H38M36.000S" table:style-name="ce9">
            <text:p>10:38:36</text:p>
          </table:table-cell>
          <table:table-cell office:value-type="float" office:value="1268.5" table:style-name="ce1">
            <text:p>1268.5</text:p>
          </table:table-cell>
          <table:table-cell office:value-type="float" office:value="1268.5" table:style-name="ce1">
            <text:p>126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37" table:style-name="ce1">
            <text:p>2537</text:p>
          </table:table-cell>
          <table:table-cell table:number-columns-repeated="16128"/>
        </table:table-row>
        <table:table-row table:style-name="ro1">
          <table:table-cell office:value-type="time" office:time-value="PT984466H39M6.000S" table:style-name="ce9">
            <text:p>10:39:06</text:p>
          </table:table-cell>
          <table:table-cell office:value-type="float" office:value="506.5" table:style-name="ce1">
            <text:p>506.5</text:p>
          </table:table-cell>
          <table:table-cell office:value-type="float" office:value="506.5" table:style-name="ce1">
            <text:p>50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13" table:style-name="ce1">
            <text:p>1013</text:p>
          </table:table-cell>
          <table:table-cell table:number-columns-repeated="16128"/>
        </table:table-row>
        <table:table-row table:style-name="ro1">
          <table:table-cell office:value-type="time" office:time-value="PT984466H39M36.000S" table:style-name="ce9">
            <text:p>10:39:36</text:p>
          </table:table-cell>
          <table:table-cell office:value-type="float" office:value="406.6" table:style-name="ce1">
            <text:p>406.6</text:p>
          </table:table-cell>
          <table:table-cell office:value-type="float" office:value="406.6" table:style-name="ce1">
            <text:p>40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13.2" table:style-name="ce1">
            <text:p>813.2</text:p>
          </table:table-cell>
          <table:table-cell table:number-columns-repeated="16128"/>
        </table:table-row>
        <table:table-row table:style-name="ro1">
          <table:table-cell office:value-type="time" office:time-value="PT984466H40M7.000S" table:style-name="ce9">
            <text:p>10:40:07</text:p>
          </table:table-cell>
          <table:table-cell office:value-type="float" office:value="346.9" table:style-name="ce1">
            <text:p>346.9</text:p>
          </table:table-cell>
          <table:table-cell office:value-type="float" office:value="346.9" table:style-name="ce1">
            <text:p>34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93.8" table:style-name="ce1">
            <text:p>693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25.2166666666667" table:formula="msoxl:=AVERAGE(B2:B7)" table:style-name="ce8">
            <text:p>425.2</text:p>
          </table:table-cell>
          <table:table-cell office:value-type="float" office:value="425.2166666666667" table:formula="msoxl:=AVERAGE(C2:C7)" table:style-name="ce8">
            <text:p>425.2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18.203358418584" table:formula="msoxl:=IF(B9=0,0,MAX(SUMPRODUCT(B2:B7,B2:B7)/SUM(B2:B7)-B9,0))" table:style-name="ce8">
            <text:p>418.2</text:p>
          </table:table-cell>
          <table:table-cell office:value-type="float" office:value="418.203358418584" table:formula="msoxl:=IF(C9=0,0,MAX(SUMPRODUCT(C2:C7,C2:C7)/SUM(C2:C7)-C9,0))" table:style-name="ce8">
            <text:p>418.2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25.0799749147493" table:formula="msoxl:=ABS(MAX(B2:B7)-B9-B10)" table:style-name="ce8">
            <text:p>425.1</text:p>
          </table:table-cell>
          <table:table-cell office:value-type="float" office:value="425.0799749147493" table:formula="msoxl:=ABS(MAX(C2:C7)-C9-C10)" table:style-name="ce8">
            <text:p>425.1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43.4200250852507" table:formula="msoxl:=B9+ B10" table:style-name="ce8">
            <text:p>843.4</text:p>
          </table:table-cell>
          <table:table-cell office:value-type="float" office:value="843.4200250852507" table:formula="msoxl:=C9+ C10" table:style-name="ce8">
            <text:p>843.4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68056in" svg:width="13.09722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11111in" svg:width="13.09722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6H37M36.000S" table:style-name="ce9">
            <text:p>10:37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6H38M6.000S" table:style-name="ce9">
            <text:p>10:38:06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4466H38M36.000S" table:style-name="ce9">
            <text:p>10:38:36</text:p>
          </table:table-cell>
          <table:table-cell office:value-type="float" office:value="5.7" table:style-name="ce1">
            <text:p>5.7</text:p>
          </table:table-cell>
          <table:table-cell office:value-type="float" office:value="5.7" table:style-name="ce1">
            <text:p>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4" table:style-name="ce1">
            <text:p>11.4</text:p>
          </table:table-cell>
          <table:table-cell table:number-columns-repeated="16128"/>
        </table:table-row>
        <table:table-row table:style-name="ro1">
          <table:table-cell office:value-type="time" office:time-value="PT984466H39M6.000S" table:style-name="ce9">
            <text:p>10:39:0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" table:style-name="ce1">
            <text:p>14</text:p>
          </table:table-cell>
          <table:table-cell table:number-columns-repeated="16128"/>
        </table:table-row>
        <table:table-row table:style-name="ro1">
          <table:table-cell office:value-type="time" office:time-value="PT984466H39M36.000S" table:style-name="ce9">
            <text:p>10:39:36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6" table:style-name="ce1">
            <text:p>9.6</text:p>
          </table:table-cell>
          <table:table-cell table:number-columns-repeated="16128"/>
        </table:table-row>
        <table:table-row table:style-name="ro1">
          <table:table-cell office:value-type="time" office:time-value="PT984466H40M7.000S" table:style-name="ce9">
            <text:p>10:40:07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75" table:formula="msoxl:=AVERAGE(B2:B7)" table:style-name="ce8">
            <text:p>3.8</text:p>
          </table:table-cell>
          <table:table-cell office:value-type="float" office:value="3.75" table:formula="msoxl:=AVERAGE(C2:C7)" table:style-name="ce8">
            <text:p>3.8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8433333333333328" table:formula="msoxl:=IF(B9=0,0,MAX(SUMPRODUCT(B2:B7,B2:B7)/SUM(B2:B7)-B9,0))" table:style-name="ce8">
            <text:p>1.8</text:p>
          </table:table-cell>
          <table:table-cell office:value-type="float" office:value="1.8433333333333328" table:formula="msoxl:=IF(C9=0,0,MAX(SUMPRODUCT(C2:C7,C2:C7)/SUM(C2:C7)-C9,0))" table:style-name="ce8">
            <text:p>1.8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4066666666666672" table:formula="msoxl:=ABS(MAX(B2:B7)-B9-B10)" table:style-name="ce8">
            <text:p>1.4</text:p>
          </table:table-cell>
          <table:table-cell office:value-type="float" office:value="1.4066666666666672" table:formula="msoxl:=ABS(MAX(C2:C7)-C9-C10)" table:style-name="ce8">
            <text:p>1.4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5933333333333328" table:formula="msoxl:=B9+ B10" table:style-name="ce8">
            <text:p>5.6</text:p>
          </table:table-cell>
          <table:table-cell office:value-type="float" office:value="5.5933333333333328" table:formula="msoxl:=C9+ C10" table:style-name="ce8">
            <text:p>5.6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68056in" svg:width="13.09722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466H37M36.000S" table:style-name="ce9">
            <text:p>10:37:36</text:p>
          </table:table-cell>
          <table:table-cell office:value-type="float" office:value="57.2" table:style-name="ce1">
            <text:p>5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6H38M6.000S" table:style-name="ce9">
            <text:p>10:38:06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6H38M36.000S" table:style-name="ce9">
            <text:p>10:38:36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6H39M6.000S" table:style-name="ce9">
            <text:p>10:39:06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6H39M36.000S" table:style-name="ce9">
            <text:p>10:39:36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6H40M7.000S" table:style-name="ce9">
            <text:p>10:40:07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483333333333341" table:formula="msoxl:=AVERAGE(B2:B7)" table:style-name="ce8">
            <text:p>57.5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office:value-type="float" office:value="0" table:formula="msoxl:=AVERAGE(F2:F7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.4605199574098151E-4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office:value-type="float" office:value="0" table:formula="msoxl:=IF(F9=0,0,MAX(SUMPRODUCT(F2:F7,F2:F7)/SUM(F2:F7)-F9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1612061467092047" table:formula="msoxl:=ABS(MAX(B2:B7)-B9-B10)" table:style-name="ce8">
            <text:p>0.2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office:value-type="float" office:value="0" table:formula="msoxl:=ABS(MAX(F2:F7)-F9-F10)" table:style-name="ce8">
            <text:p>0.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68056in" svg:width="13.09722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11111in" svg:width="13.09722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466H37M36.000S" table:style-name="ce9">
            <text:p>10:37:3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16.3999999999996" table:style-name="ce1">
            <text:p>4516.4</text:p>
          </table:table-cell>
          <table:table-cell office:value-type="float" office:value="3823.6" table:style-name="ce1">
            <text:p>3823.6</text:p>
          </table:table-cell>
          <table:table-cell office:value-type="float" office:value="692.8" table:style-name="ce1">
            <text:p>692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2.8" table:style-name="ce1">
            <text:p>682.8</text:p>
          </table:table-cell>
          <table:table-cell office:value-type="float" office:value="2085" table:style-name="ce1">
            <text:p>2085</text:p>
          </table:table-cell>
          <table:table-cell office:value-type="float" office:value="-1" table:style-name="ce1">
            <text:p>-1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414.3" table:style-name="ce1">
            <text:p>414.3</text:p>
          </table:table-cell>
          <table:table-cell table:number-columns-repeated="16368"/>
        </table:table-row>
        <table:table-row table:style-name="ro1">
          <table:table-cell office:value-type="time" office:time-value="PT984466H38M6.000S" table:style-name="ce9">
            <text:p>10:38:0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04.3" table:style-name="ce1">
            <text:p>4404.3</text:p>
          </table:table-cell>
          <table:table-cell office:value-type="float" office:value="3713.7" table:style-name="ce1">
            <text:p>3713.7</text:p>
          </table:table-cell>
          <table:table-cell office:value-type="float" office:value="690.7" table:style-name="ce1">
            <text:p>690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9.6" table:style-name="ce1">
            <text:p>699.6</text:p>
          </table:table-cell>
          <table:table-cell office:value-type="float" office:value="2183.4" table:style-name="ce1">
            <text:p>2183.4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427.1" table:style-name="ce1">
            <text:p>427.1</text:p>
          </table:table-cell>
          <table:table-cell table:number-columns-repeated="16368"/>
        </table:table-row>
        <table:table-row table:style-name="ro1">
          <table:table-cell office:value-type="time" office:time-value="PT984466H38M36.000S" table:style-name="ce9">
            <text:p>10:38:3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38" table:style-name="ce1">
            <text:p>4338</text:p>
          </table:table-cell>
          <table:table-cell office:value-type="float" office:value="3647.8" table:style-name="ce1">
            <text:p>3647.8</text:p>
          </table:table-cell>
          <table:table-cell office:value-type="float" office:value="690.2" table:style-name="ce1">
            <text:p>690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4" table:style-name="ce1">
            <text:p>714</text:p>
          </table:table-cell>
          <table:table-cell office:value-type="float" office:value="2245.1999999999998" table:style-name="ce1">
            <text:p>2245.2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429.1" table:style-name="ce1">
            <text:p>429.1</text:p>
          </table:table-cell>
          <table:table-cell table:number-columns-repeated="16368"/>
        </table:table-row>
        <table:table-row table:style-name="ro1">
          <table:table-cell office:value-type="time" office:time-value="PT984466H39M6.000S" table:style-name="ce9">
            <text:p>10:39:0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16.8999999999996" table:style-name="ce1">
            <text:p>4316.9</text:p>
          </table:table-cell>
          <table:table-cell office:value-type="float" office:value="3627.1" table:style-name="ce1">
            <text:p>3627.1</text:p>
          </table:table-cell>
          <table:table-cell office:value-type="float" office:value="689.8" table:style-name="ce1">
            <text:p>689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5.6" table:style-name="ce1">
            <text:p>715.6</text:p>
          </table:table-cell>
          <table:table-cell office:value-type="float" office:value="2266.6" table:style-name="ce1">
            <text:p>2266.6</text:p>
          </table:table-cell>
          <table:table-cell office:value-type="float" office:value="-1" table:style-name="ce1">
            <text:p>-1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429.6" table:style-name="ce1">
            <text:p>429.6</text:p>
          </table:table-cell>
          <table:table-cell table:number-columns-repeated="16368"/>
        </table:table-row>
        <table:table-row table:style-name="ro1">
          <table:table-cell office:value-type="time" office:time-value="PT984466H39M36.000S" table:style-name="ce9">
            <text:p>10:39:3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11.2" table:style-name="ce1">
            <text:p>4311.2</text:p>
          </table:table-cell>
          <table:table-cell office:value-type="float" office:value="3621.3" table:style-name="ce1">
            <text:p>3621.3</text:p>
          </table:table-cell>
          <table:table-cell office:value-type="float" office:value="690" table:style-name="ce1">
            <text:p>690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2.5" table:style-name="ce1">
            <text:p>712.5</text:p>
          </table:table-cell>
          <table:table-cell office:value-type="float" office:value="2273.6" table:style-name="ce1">
            <text:p>2273.6</text:p>
          </table:table-cell>
          <table:table-cell office:value-type="float" office:value="-1" table:style-name="ce1">
            <text:p>-1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428.4" table:style-name="ce1">
            <text:p>428.4</text:p>
          </table:table-cell>
          <table:table-cell table:number-columns-repeated="16368"/>
        </table:table-row>
        <table:table-row table:style-name="ro1">
          <table:table-cell office:value-type="time" office:time-value="PT984466H40M7.000S" table:style-name="ce9">
            <text:p>10:40:0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29.1000000000004" table:style-name="ce1">
            <text:p>4329.1</text:p>
          </table:table-cell>
          <table:table-cell office:value-type="float" office:value="3639.2" table:style-name="ce1">
            <text:p>3639.2</text:p>
          </table:table-cell>
          <table:table-cell office:value-type="float" office:value="689.9" table:style-name="ce1">
            <text:p>689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8.8" table:style-name="ce1">
            <text:p>688.8</text:p>
          </table:table-cell>
          <table:table-cell office:value-type="float" office:value="2263.9" table:style-name="ce1">
            <text:p>2263.9</text:p>
          </table:table-cell>
          <table:table-cell office:value-type="float" office:value="-1" table:style-name="ce1">
            <text:p>-1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419.2" table:style-name="ce1">
            <text:p>419.2</text:p>
          </table:table-cell>
          <table:table-cell table:number-columns-repeated="16368"/>
        </table:table-row>
        <table:table-row table:number-rows-repeated="1048569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68056in" svg:width="13.09722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11111in" svg:width="13.09722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54167in" svg:width="13.09722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466H37M36.000S" table:style-name="ce9">
            <text:p>10:37:36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4466H38M6.000S" table:style-name="ce9">
            <text:p>10:38:06</text:p>
          </table:table-cell>
          <table:table-cell office:value-type="float" office:value="4016.5" table:style-name="ce1">
            <text:p>4016.5</text:p>
          </table:table-cell>
          <table:table-cell office:value-type="float" office:value="23.7" table:style-name="ce1">
            <text:p>23.7</text:p>
          </table:table-cell>
          <table:table-cell office:value-type="float" office:value="4016.5" table:style-name="ce1">
            <text:p>4016.5</text:p>
          </table:table-cell>
          <table:table-cell office:value-type="float" office:value="450" table:style-name="ce1">
            <text:p>450</text:p>
          </table:table-cell>
          <table:table-cell office:value-type="float" office:value="8033" table:style-name="ce1">
            <text:p>8033</text:p>
          </table:table-cell>
          <table:table-cell office:value-type="float" office:value="473.7" table:style-name="ce1">
            <text:p>473.7</text:p>
          </table:table-cell>
          <table:table-cell office:value-type="float" office:value="4040.2" table:style-name="ce1">
            <text:p>4040.2</text:p>
          </table:table-cell>
          <table:table-cell office:value-type="float" office:value="-4466.5" table:style-name="ce1">
            <text:p>-4466.5</text:p>
          </table:table-cell>
          <table:table-cell table:number-columns-repeated="16375"/>
        </table:table-row>
        <table:table-row table:style-name="ro1">
          <table:table-cell office:value-type="time" office:time-value="PT984466H38M36.000S" table:style-name="ce9">
            <text:p>10:38:36</text:p>
          </table:table-cell>
          <table:table-cell office:value-type="float" office:value="4630.1000000000004" table:style-name="ce1">
            <text:p>4630.1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4630.1000000000004" table:style-name="ce1">
            <text:p>4630.1</text:p>
          </table:table-cell>
          <table:table-cell office:value-type="float" office:value="657.5" table:style-name="ce1">
            <text:p>657.5</text:p>
          </table:table-cell>
          <table:table-cell office:value-type="float" office:value="9260.2000000000007" table:style-name="ce1">
            <text:p>9260.2</text:p>
          </table:table-cell>
          <table:table-cell office:value-type="float" office:value="676.4" table:style-name="ce1">
            <text:p>676.4</text:p>
          </table:table-cell>
          <table:table-cell office:value-type="float" office:value="4649" table:style-name="ce1">
            <text:p>4649</text:p>
          </table:table-cell>
          <table:table-cell office:value-type="float" office:value="-5287.6" table:style-name="ce1">
            <text:p>-5287.6</text:p>
          </table:table-cell>
          <table:table-cell table:number-columns-repeated="16375"/>
        </table:table-row>
        <table:table-row table:style-name="ro1">
          <table:table-cell office:value-type="time" office:time-value="PT984466H39M6.000S" table:style-name="ce9">
            <text:p>10:39:06</text:p>
          </table:table-cell>
          <table:table-cell office:value-type="float" office:value="4583.3" table:style-name="ce1">
            <text:p>4583.3</text:p>
          </table:table-cell>
          <table:table-cell office:value-type="float" office:value="17.8" table:style-name="ce1">
            <text:p>17.8</text:p>
          </table:table-cell>
          <table:table-cell office:value-type="float" office:value="4583.3" table:style-name="ce1">
            <text:p>4583.3</text:p>
          </table:table-cell>
          <table:table-cell office:value-type="float" office:value="517.6" table:style-name="ce1">
            <text:p>517.6</text:p>
          </table:table-cell>
          <table:table-cell office:value-type="float" office:value="9166.6" table:style-name="ce1">
            <text:p>9166.6</text:p>
          </table:table-cell>
          <table:table-cell office:value-type="float" office:value="535.4" table:style-name="ce1">
            <text:p>535.4</text:p>
          </table:table-cell>
          <table:table-cell office:value-type="float" office:value="4601.1000000000004" table:style-name="ce1">
            <text:p>4601.1</text:p>
          </table:table-cell>
          <table:table-cell office:value-type="float" office:value="-5100.9000000000005" table:style-name="ce1">
            <text:p>-5100.9</text:p>
          </table:table-cell>
          <table:table-cell table:number-columns-repeated="16375"/>
        </table:table-row>
        <table:table-row table:style-name="ro1">
          <table:table-cell office:value-type="time" office:time-value="PT984466H39M36.000S" table:style-name="ce9">
            <text:p>10:39:36</text:p>
          </table:table-cell>
          <table:table-cell office:value-type="float" office:value="5197.2" table:style-name="ce1">
            <text:p>5197.2</text:p>
          </table:table-cell>
          <table:table-cell office:value-type="float" office:value="18.8" table:style-name="ce1">
            <text:p>18.8</text:p>
          </table:table-cell>
          <table:table-cell office:value-type="float" office:value="5197.2" table:style-name="ce1">
            <text:p>5197.2</text:p>
          </table:table-cell>
          <table:table-cell office:value-type="float" office:value="386.6" table:style-name="ce1">
            <text:p>386.6</text:p>
          </table:table-cell>
          <table:table-cell office:value-type="float" office:value="10394.4" table:style-name="ce1">
            <text:p>10394.4</text:p>
          </table:table-cell>
          <table:table-cell office:value-type="float" office:value="405.40000000000003" table:style-name="ce1">
            <text:p>405.4</text:p>
          </table:table-cell>
          <table:table-cell office:value-type="float" office:value="5216" table:style-name="ce1">
            <text:p>5216</text:p>
          </table:table-cell>
          <table:table-cell office:value-type="float" office:value="-5583.8" table:style-name="ce1">
            <text:p>-5583.8</text:p>
          </table:table-cell>
          <table:table-cell table:number-columns-repeated="16375"/>
        </table:table-row>
        <table:table-row table:style-name="ro1">
          <table:table-cell office:value-type="time" office:time-value="PT984466H40M7.000S" table:style-name="ce9">
            <text:p>10:40:07</text:p>
          </table:table-cell>
          <table:table-cell office:value-type="float" office:value="5699.6" table:style-name="ce1">
            <text:p>5699.6</text:p>
          </table:table-cell>
          <table:table-cell office:value-type="float" office:value="26.1" table:style-name="ce1">
            <text:p>26.1</text:p>
          </table:table-cell>
          <table:table-cell office:value-type="float" office:value="5699.6" table:style-name="ce1">
            <text:p>5699.6</text:p>
          </table:table-cell>
          <table:table-cell office:value-type="float" office:value="512" table:style-name="ce1">
            <text:p>512</text:p>
          </table:table-cell>
          <table:table-cell office:value-type="float" office:value="11399.2" table:style-name="ce1">
            <text:p>11399.2</text:p>
          </table:table-cell>
          <table:table-cell office:value-type="float" office:value="538.1" table:style-name="ce1">
            <text:p>538.1</text:p>
          </table:table-cell>
          <table:table-cell office:value-type="float" office:value="5725.7000000000007" table:style-name="ce1">
            <text:p>5725.7</text:p>
          </table:table-cell>
          <table:table-cell office:value-type="float" office:value="-6211.6" table:style-name="ce1">
            <text:p>-6211.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021.1166666666672" table:formula="msoxl:=AVERAGE(B2:B7)" table:style-name="ce8">
            <text:p>4021.1</text:p>
          </table:table-cell>
          <table:table-cell office:value-type="float" office:value="17.599999999999998" table:formula="msoxl:=AVERAGE(C2:C7)" table:style-name="ce8">
            <text:p>17.6</text:p>
          </table:table-cell>
          <table:table-cell office:value-type="float" office:value="4021.1166666666672" table:formula="msoxl:=AVERAGE(D2:D7)" table:style-name="ce8">
            <text:p>4021.1</text:p>
          </table:table-cell>
          <table:table-cell office:value-type="float" office:value="420.65000000000003" table:formula="msoxl:=AVERAGE(E2:E7)" table:style-name="ce8">
            <text:p>420.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72.75879703122655" table:formula="msoxl:=IF(B9=0,0,MAX(SUMPRODUCT(B2:B7,B2:B7)/SUM(B2:B7)-B9,0))" table:style-name="ce8">
            <text:p>872.8</text:p>
          </table:table-cell>
          <table:table-cell office:value-type="float" office:value="3.9007575757575808" table:formula="msoxl:=IF(C9=0,0,MAX(SUMPRODUCT(C2:C7,C2:C7)/SUM(C2:C7)-C9,0))" table:style-name="ce8">
            <text:p>3.9</text:p>
          </table:table-cell>
          <table:table-cell office:value-type="float" office:value="872.75879703122655" table:formula="msoxl:=IF(D9=0,0,MAX(SUMPRODUCT(D2:D7,D2:D7)/SUM(D2:D7)-D9,0))" table:style-name="ce8">
            <text:p>872.8</text:p>
          </table:table-cell>
          <table:table-cell office:value-type="float" office:value="100.09947898094214" table:formula="msoxl:=IF(E9=0,0,MAX(SUMPRODUCT(E2:E7,E2:E7)/SUM(E2:E7)-E9,0))" table:style-name="ce8">
            <text:p>100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05.72453630210657" table:formula="msoxl:=ABS(MAX(B2:B7)-B9-B10)" table:style-name="ce8">
            <text:p>805.7</text:p>
          </table:table-cell>
          <table:table-cell office:value-type="float" office:value="4.5992424242424228" table:formula="msoxl:=ABS(MAX(C2:C7)-C9-C10)" table:style-name="ce8">
            <text:p>4.6</text:p>
          </table:table-cell>
          <table:table-cell office:value-type="float" office:value="805.72453630210657" table:formula="msoxl:=ABS(MAX(D2:D7)-D9-D10)" table:style-name="ce8">
            <text:p>805.7</text:p>
          </table:table-cell>
          <table:table-cell office:value-type="float" office:value="136.75052101905783" table:formula="msoxl:=ABS(MAX(E2:E7)-E9-E10)" table:style-name="ce8">
            <text:p>136.8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68056in" svg:width="13.09722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11111in" svg:width="13.09722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466H37M36.000S" table:style-name="ce9">
            <text:p>10:37:36</text:p>
          </table:table-cell>
          <table:table-cell office:value-type="float" office:value="0" table:style-name="ce1">
            <text:p>0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466H38M6.000S" table:style-name="ce9">
            <text:p>10:38:06</text:p>
          </table:table-cell>
          <table:table-cell office:value-type="float" office:value="13597.5" table:style-name="ce1">
            <text:p>13597.5</text:p>
          </table:table-cell>
          <table:table-cell office:value-type="float" office:value="156.5" table:style-name="ce1">
            <text:p>156.5</text:p>
          </table:table-cell>
          <table:table-cell office:value-type="float" office:value="13597.5" table:style-name="ce1">
            <text:p>13597.5</text:p>
          </table:table-cell>
          <table:table-cell office:value-type="float" office:value="371.7" table:style-name="ce1">
            <text:p>371.7</text:p>
          </table:table-cell>
          <table:table-cell table:number-columns-repeated="16379"/>
        </table:table-row>
        <table:table-row table:style-name="ro1">
          <table:table-cell office:value-type="time" office:time-value="PT984466H38M36.000S" table:style-name="ce9">
            <text:p>10:38:36</text:p>
          </table:table-cell>
          <table:table-cell office:value-type="float" office:value="16412.7" table:style-name="ce1">
            <text:p>16412.7</text:p>
          </table:table-cell>
          <table:table-cell office:value-type="float" office:value="185.8" table:style-name="ce1">
            <text:p>185.8</text:p>
          </table:table-cell>
          <table:table-cell office:value-type="float" office:value="16412.7" table:style-name="ce1">
            <text:p>16412.7</text:p>
          </table:table-cell>
          <table:table-cell office:value-type="float" office:value="492.7" table:style-name="ce1">
            <text:p>492.7</text:p>
          </table:table-cell>
          <table:table-cell table:number-columns-repeated="16379"/>
        </table:table-row>
        <table:table-row table:style-name="ro1">
          <table:table-cell office:value-type="time" office:time-value="PT984466H39M6.000S" table:style-name="ce9">
            <text:p>10:39:06</text:p>
          </table:table-cell>
          <table:table-cell office:value-type="float" office:value="16291.4" table:style-name="ce1">
            <text:p>16291.4</text:p>
          </table:table-cell>
          <table:table-cell office:value-type="float" office:value="148.4" table:style-name="ce1">
            <text:p>148.4</text:p>
          </table:table-cell>
          <table:table-cell office:value-type="float" office:value="16291.4" table:style-name="ce1">
            <text:p>16291.4</text:p>
          </table:table-cell>
          <table:table-cell office:value-type="float" office:value="394" table:style-name="ce1">
            <text:p>394</text:p>
          </table:table-cell>
          <table:table-cell table:number-columns-repeated="16379"/>
        </table:table-row>
        <table:table-row table:style-name="ro1">
          <table:table-cell office:value-type="time" office:time-value="PT984466H39M36.000S" table:style-name="ce9">
            <text:p>10:39:36</text:p>
          </table:table-cell>
          <table:table-cell office:value-type="float" office:value="18418.3" table:style-name="ce1">
            <text:p>18418.3</text:p>
          </table:table-cell>
          <table:table-cell office:value-type="float" office:value="125.9" table:style-name="ce1">
            <text:p>125.9</text:p>
          </table:table-cell>
          <table:table-cell office:value-type="float" office:value="18418.3" table:style-name="ce1">
            <text:p>18418.3</text:p>
          </table:table-cell>
          <table:table-cell office:value-type="float" office:value="305.10000000000002" table:style-name="ce1">
            <text:p>305.1</text:p>
          </table:table-cell>
          <table:table-cell table:number-columns-repeated="16379"/>
        </table:table-row>
        <table:table-row table:style-name="ro1">
          <table:table-cell office:value-type="time" office:time-value="PT984466H40M7.000S" table:style-name="ce9">
            <text:p>10:40:07</text:p>
          </table:table-cell>
          <table:table-cell office:value-type="float" office:value="19796.599999999999" table:style-name="ce1">
            <text:p>19796.6</text:p>
          </table:table-cell>
          <table:table-cell office:value-type="float" office:value="179.2" table:style-name="ce1">
            <text:p>179.2</text:p>
          </table:table-cell>
          <table:table-cell office:value-type="float" office:value="19796.599999999999" table:style-name="ce1">
            <text:p>19796.6</text:p>
          </table:table-cell>
          <table:table-cell office:value-type="float" office:value="404.4" table:style-name="ce1">
            <text:p>404.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4086.083333333334" table:formula="msoxl:=AVERAGE(B2:B7)" table:style-name="ce8">
            <text:p>14086.1</text:p>
          </table:table-cell>
          <table:table-cell office:value-type="float" office:value="133.54999999999998" table:formula="msoxl:=AVERAGE(C2:C7)" table:style-name="ce8">
            <text:p>133.6</text:p>
          </table:table-cell>
          <table:table-cell office:value-type="float" office:value="14086.083333333334" table:formula="msoxl:=AVERAGE(D2:D7)" table:style-name="ce8">
            <text:p>14086.1</text:p>
          </table:table-cell>
          <table:table-cell office:value-type="float" office:value="328.13333333333338" table:formula="msoxl:=AVERAGE(E2:E7)" table:style-name="ce8">
            <text:p>328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080.0036195101911" table:formula="msoxl:=IF(B9=0,0,MAX(SUMPRODUCT(B2:B7,B2:B7)/SUM(B2:B7)-B9,0))" table:style-name="ce8">
            <text:p>3080.0</text:p>
          </table:table-cell>
          <table:table-cell office:value-type="float" office:value="27.47602021714718" table:formula="msoxl:=IF(C9=0,0,MAX(SUMPRODUCT(C2:C7,C2:C7)/SUM(C2:C7)-C9,0))" table:style-name="ce8">
            <text:p>27.5</text:p>
          </table:table-cell>
          <table:table-cell office:value-type="float" office:value="3080.0036195101911" table:formula="msoxl:=IF(D9=0,0,MAX(SUMPRODUCT(D2:D7,D2:D7)/SUM(D2:D7)-D9,0))" table:style-name="ce8">
            <text:p>3080.0</text:p>
          </table:table-cell>
          <table:table-cell office:value-type="float" office:value="74.536496004334197" table:formula="msoxl:=IF(E9=0,0,MAX(SUMPRODUCT(E2:E7,E2:E7)/SUM(E2:E7)-E9,0))" table:style-name="ce8">
            <text:p>74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630.5130471564735" table:formula="msoxl:=ABS(MAX(B2:B7)-B9-B10)" table:style-name="ce8">
            <text:p>2630.5</text:p>
          </table:table-cell>
          <table:table-cell office:value-type="float" office:value="24.773979782852848" table:formula="msoxl:=ABS(MAX(C2:C7)-C9-C10)" table:style-name="ce8">
            <text:p>24.8</text:p>
          </table:table-cell>
          <table:table-cell office:value-type="float" office:value="2630.5130471564735" table:formula="msoxl:=ABS(MAX(D2:D7)-D9-D10)" table:style-name="ce8">
            <text:p>2630.5</text:p>
          </table:table-cell>
          <table:table-cell office:value-type="float" office:value="90.030170662332409" table:formula="msoxl:=ABS(MAX(E2:E7)-E9-E10)" table:style-name="ce8">
            <text:p>90.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68056in" svg:width="13.09722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11111in" svg:width="13.09722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54167in" svg:width="13.09722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466H37M36.000S" table:style-name="ce9">
            <text:p>10:37:3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6H38M6.000S" table:style-name="ce9">
            <text:p>10:38:06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16099.5" table:style-name="ce1">
            <text:p>16099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6H38M36.000S" table:style-name="ce9">
            <text:p>10:38:36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19055.900000000001" table:style-name="ce1">
            <text:p>19055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.9" table:style-name="ce1">
            <text:p>12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6H39M6.000S" table:style-name="ce9">
            <text:p>10:39:06</text:p>
          </table:table-cell>
          <table:table-cell office:value-type="float" office:value="23" table:style-name="ce1">
            <text:p>23</text:p>
          </table:table-cell>
          <table:table-cell office:value-type="float" office:value="-1" table:style-name="ce1">
            <text:p>-1</text:p>
          </table:table-cell>
          <table:table-cell office:value-type="float" office:value="18859" table:style-name="ce1">
            <text:p>1885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6H39M36.000S" table:style-name="ce9">
            <text:p>10:39:36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20348.099999999999" table:style-name="ce1">
            <text:p>20348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6H40M7.000S" table:style-name="ce9">
            <text:p>10:40:07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21033.200000000001" table:style-name="ce1">
            <text:p>2103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.8" table:style-name="ce1">
            <text:p>11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9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68056in" svg:width="13.09722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11111in" svg:width="13.09722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466H37M36.000S" table:style-name="ce9">
            <text:p>10:37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9" table:style-name="ce1">
            <text:p>3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13" table:style-name="ce1">
            <text:p>313</text:p>
          </table:table-cell>
          <table:table-cell office:value-type="float" office:value="-1" table:style-name="ce1">
            <text:p>-1</text:p>
          </table:table-cell>
          <table:table-cell office:value-type="float" office:value="135" table:style-name="ce1">
            <text:p>135</text:p>
          </table:table-cell>
          <table:table-cell office:value-type="float" office:value="448" table:style-name="ce1">
            <text:p>448</text:p>
          </table:table-cell>
          <table:table-cell office:value-type="float" office:value="-1" table:style-name="ce1">
            <text:p>-1</text:p>
          </table:table-cell>
          <table:table-cell office:value-type="float" office:value="189624" table:style-name="ce1">
            <text:p>18962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236" table:style-name="ce1">
            <text:p>2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table:number-columns-repeated="16346"/>
        </table:table-row>
        <table:table-row table:style-name="ro1">
          <table:table-cell office:value-type="time" office:time-value="PT984466H38M6.000S" table:style-name="ce9">
            <text:p>10:38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22" table:style-name="ce1">
            <text:p>32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9625" table:style-name="ce1">
            <text:p>-189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46"/>
        </table:table-row>
        <table:table-row table:style-name="ro1">
          <table:table-cell office:value-type="time" office:time-value="PT984466H38M36.000S" table:style-name="ce9">
            <text:p>10:38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21" table:style-name="ce1">
            <text:p>8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4" table:style-name="ce1">
            <text:p>294</text:p>
          </table:table-cell>
          <table:table-cell office:value-type="float" office:value="0" table:style-name="ce1">
            <text:p>0</text:p>
          </table:table-cell>
          <table:table-cell office:value-type="float" office:value="1321" table:style-name="ce1">
            <text:p>13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table:number-columns-repeated="16346"/>
        </table:table-row>
        <table:table-row table:style-name="ro1">
          <table:table-cell office:value-type="time" office:time-value="PT984466H39M6.000S" table:style-name="ce9">
            <text:p>10:39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59" table:style-name="ce1">
            <text:p>95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office:value-type="float" office:value="4208" table:style-name="ce1">
            <text:p>4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table:number-columns-repeated="16346"/>
        </table:table-row>
        <table:table-row table:style-name="ro1">
          <table:table-cell office:value-type="time" office:time-value="PT984466H39M36.000S" table:style-name="ce9">
            <text:p>10:39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53" table:style-name="ce1">
            <text:p>65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36" table:style-name="ce1">
            <text:p>-836</text:p>
          </table:table-cell>
          <table:table-cell office:value-type="float" office:value="0" table:style-name="ce1">
            <text:p>0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46"/>
        </table:table-row>
        <table:table-row table:style-name="ro1">
          <table:table-cell office:value-type="time" office:time-value="PT984466H40M7.000S" table:style-name="ce9">
            <text:p>10:40:0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77" table:style-name="ce1">
            <text:p>2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" table:style-name="ce1">
            <text:p>157</text:p>
          </table:table-cell>
          <table:table-cell office:value-type="float" office:value="0" table:style-name="ce1">
            <text:p>0</text:p>
          </table:table-cell>
          <table:table-cell office:value-type="float" office:value="-8901" table:style-name="ce1">
            <text:p>-89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table:number-columns-repeated="16346"/>
        </table:table-row>
        <table:table-row table:number-rows-repeated="1048569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0H37M36.000S" table:style-name="ce9">
            <text:p>10:37:36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6H37M36.000S" table:style-name="ce10">
            <text:p>10: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0H38M6.000S" table:style-name="ce9">
            <text:p>10:38:06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6H38M6.000S" table:style-name="ce10">
            <text:p>10: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0H38M36.000S" table:style-name="ce9">
            <text:p>10:38:36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6H38M36.000S" table:style-name="ce10">
            <text:p>10: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0H39M6.000S" table:style-name="ce9">
            <text:p>10:39:06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6H39M6.000S" table:style-name="ce10">
            <text:p>10: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0H39M36.000S" table:style-name="ce9">
            <text:p>10:39:36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6H39M36.000S" table:style-name="ce10">
            <text:p>10: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0H40M7.000S" table:style-name="ce9">
            <text:p>10:40:07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6H40M7.000S" table:style-name="ce10">
            <text:p>10:40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68056in" svg:width="13.09722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466H37M36.000S" table:style-name="ce9">
            <text:p>10:37:36</text:p>
          </table:table-cell>
          <table:table-cell office:value-type="float" office:value="6" table:style-name="ce1">
            <text:p>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92" table:style-name="ce1">
            <text:p>92</text:p>
          </table:table-cell>
          <table:table-cell office:value-type="float" office:value="7.1" table:style-name="ce1">
            <text:p>7.1</text:p>
          </table:table-cell>
          <table:table-cell table:number-columns-repeated="16378"/>
        </table:table-row>
        <table:table-row table:style-name="ro1">
          <table:table-cell office:value-type="time" office:time-value="PT984466H38M6.000S" table:style-name="ce9">
            <text:p>10:38:06</text:p>
          </table:table-cell>
          <table:table-cell office:value-type="float" office:value="44.2" table:style-name="ce1">
            <text:p>44.2</text:p>
          </table:table-cell>
          <table:table-cell office:value-type="float" office:value="7.4" table:style-name="ce1">
            <text:p>7.4</text:p>
          </table:table-cell>
          <table:table-cell office:value-type="float" office:value="0" table:style-name="ce1">
            <text:p>0</text:p>
          </table:table-cell>
          <table:table-cell office:value-type="float" office:value="48.4" table:style-name="ce1">
            <text:p>48.4</text:p>
          </table:table-cell>
          <table:table-cell office:value-type="float" office:value="51.6" table:style-name="ce1">
            <text:p>51.6</text:p>
          </table:table-cell>
          <table:table-cell table:number-columns-repeated="16378"/>
        </table:table-row>
        <table:table-row table:style-name="ro1">
          <table:table-cell office:value-type="time" office:time-value="PT984466H38M36.000S" table:style-name="ce9">
            <text:p>10:38:36</text:p>
          </table:table-cell>
          <table:table-cell office:value-type="float" office:value="67.8" table:style-name="ce1">
            <text:p>67.8</text:p>
          </table:table-cell>
          <table:table-cell office:value-type="float" office:value="11.6" table:style-name="ce1">
            <text:p>11.6</text:p>
          </table:table-cell>
          <table:table-cell office:value-type="float" office:value="0" table:style-name="ce1">
            <text:p>0</text:p>
          </table:table-cell>
          <table:table-cell office:value-type="float" office:value="20.6" table:style-name="ce1">
            <text:p>20.6</text:p>
          </table:table-cell>
          <table:table-cell office:value-type="float" office:value="79.399999999999991" table:style-name="ce1">
            <text:p>79.4</text:p>
          </table:table-cell>
          <table:table-cell table:number-columns-repeated="16378"/>
        </table:table-row>
        <table:table-row table:style-name="ro1">
          <table:table-cell office:value-type="time" office:time-value="PT984466H39M6.000S" table:style-name="ce9">
            <text:p>10:39:06</text:p>
          </table:table-cell>
          <table:table-cell office:value-type="float" office:value="54.5" table:style-name="ce1">
            <text:p>54.5</text:p>
          </table:table-cell>
          <table:table-cell office:value-type="float" office:value="13.1" table:style-name="ce1">
            <text:p>13.1</text:p>
          </table:table-cell>
          <table:table-cell office:value-type="float" office:value="0" table:style-name="ce1">
            <text:p>0</text:p>
          </table:table-cell>
          <table:table-cell office:value-type="float" office:value="32.4" table:style-name="ce1">
            <text:p>32.4</text:p>
          </table:table-cell>
          <table:table-cell office:value-type="float" office:value="67.599999999999994" table:style-name="ce1">
            <text:p>67.6</text:p>
          </table:table-cell>
          <table:table-cell table:number-columns-repeated="16378"/>
        </table:table-row>
        <table:table-row table:style-name="ro1">
          <table:table-cell office:value-type="time" office:time-value="PT984466H39M36.000S" table:style-name="ce9">
            <text:p>10:39:36</text:p>
          </table:table-cell>
          <table:table-cell office:value-type="float" office:value="64.099999999999994" table:style-name="ce1">
            <text:p>64.1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23.4" table:style-name="ce1">
            <text:p>23.4</text:p>
          </table:table-cell>
          <table:table-cell office:value-type="float" office:value="76.599999999999994" table:style-name="ce1">
            <text:p>76.6</text:p>
          </table:table-cell>
          <table:table-cell table:number-columns-repeated="16378"/>
        </table:table-row>
        <table:table-row table:style-name="ro1">
          <table:table-cell office:value-type="time" office:time-value="PT984466H40M7.000S" table:style-name="ce9">
            <text:p>10:40:07</text:p>
          </table:table-cell>
          <table:table-cell office:value-type="float" office:value="65.2" table:style-name="ce1">
            <text:p>65.2</text:p>
          </table:table-cell>
          <table:table-cell office:value-type="float" office:value="11.1" table:style-name="ce1">
            <text:p>11.1</text:p>
          </table:table-cell>
          <table:table-cell office:value-type="float" office:value="0" table:style-name="ce1">
            <text:p>0</text:p>
          </table:table-cell>
          <table:table-cell office:value-type="float" office:value="23.6" table:style-name="ce1">
            <text:p>23.6</text:p>
          </table:table-cell>
          <table:table-cell office:value-type="float" office:value="76.3" table:style-name="ce1">
            <text:p>76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300000000000004" table:style-name="ce1">
            <text:p>50.3</text:p>
          </table:table-cell>
          <table:table-cell office:value-type="float" office:value="9.4666666666666668" table:style-name="ce1">
            <text:p>9.466666667</text:p>
          </table:table-cell>
          <table:table-cell office:value-type="float" office:value="0.15" table:style-name="ce1">
            <text:p>0.15</text:p>
          </table:table-cell>
          <table:table-cell office:value-type="float" office:value="40.06666666666667" table:style-name="ce1">
            <text:p>40.06666667</text:p>
          </table:table-cell>
          <table:table-cell office:value-type="float" office:value="59.766666666666659" table:style-name="ce1">
            <text:p>59.76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68056in" svg:width="13.09722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466H37M36.000S" table:style-name="ce9">
            <text:p>10:37:36</text:p>
          </table:table-cell>
          <table:table-cell office:value-type="float" office:value="6.2" table:style-name="ce1">
            <text:p>6.2</text:p>
          </table:table-cell>
          <table:table-cell office:value-type="float" office:value="0.9" table:style-name="ce1">
            <text:p>0.9</text:p>
          </table:table-cell>
          <table:table-cell office:value-type="float" office:value="1.2" table:style-name="ce1">
            <text:p>1.2</text:p>
          </table:table-cell>
          <table:table-cell office:value-type="float" office:value="91.7" table:style-name="ce1">
            <text:p>91.7</text:p>
          </table:table-cell>
          <table:table-cell office:value-type="float" office:value="7.1000000000000005" table:style-name="ce1">
            <text:p>7.1</text:p>
          </table:table-cell>
          <table:table-cell table:number-columns-repeated="16378"/>
        </table:table-row>
        <table:table-row table:style-name="ro1">
          <table:table-cell office:value-type="time" office:time-value="PT984466H38M6.000S" table:style-name="ce9">
            <text:p>10:38:06</text:p>
          </table:table-cell>
          <table:table-cell office:value-type="float" office:value="49" table:style-name="ce1">
            <text:p>49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44.1" table:style-name="ce1">
            <text:p>44.1</text:p>
          </table:table-cell>
          <table:table-cell office:value-type="float" office:value="55.9" table:style-name="ce1">
            <text:p>55.9</text:p>
          </table:table-cell>
          <table:table-cell table:number-columns-repeated="16378"/>
        </table:table-row>
        <table:table-row table:style-name="ro1">
          <table:table-cell office:value-type="time" office:time-value="PT984466H38M36.000S" table:style-name="ce9">
            <text:p>10:38:36</text:p>
          </table:table-cell>
          <table:table-cell office:value-type="float" office:value="67.8" table:style-name="ce1">
            <text:p>67.8</text:p>
          </table:table-cell>
          <table:table-cell office:value-type="float" office:value="12.4" table:style-name="ce1">
            <text:p>12.4</text:p>
          </table:table-cell>
          <table:table-cell office:value-type="float" office:value="0" table:style-name="ce1">
            <text:p>0</text:p>
          </table:table-cell>
          <table:table-cell office:value-type="float" office:value="19.8" table:style-name="ce1">
            <text:p>19.8</text:p>
          </table:table-cell>
          <table:table-cell office:value-type="float" office:value="80.2" table:style-name="ce1">
            <text:p>80.2</text:p>
          </table:table-cell>
          <table:table-cell table:number-columns-repeated="16378"/>
        </table:table-row>
        <table:table-row table:style-name="ro1">
          <table:table-cell office:value-type="time" office:time-value="PT984466H39M6.000S" table:style-name="ce9">
            <text:p>10:39:06</text:p>
          </table:table-cell>
          <table:table-cell office:value-type="float" office:value="52.5" table:style-name="ce1">
            <text:p>52.5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6.5" table:style-name="ce1">
            <text:p>26.5</text:p>
          </table:table-cell>
          <table:table-cell office:value-type="float" office:value="73.5" table:style-name="ce1">
            <text:p>73.5</text:p>
          </table:table-cell>
          <table:table-cell table:number-columns-repeated="16378"/>
        </table:table-row>
        <table:table-row table:style-name="ro1">
          <table:table-cell office:value-type="time" office:time-value="PT984466H39M36.000S" table:style-name="ce9">
            <text:p>10:39:36</text:p>
          </table:table-cell>
          <table:table-cell office:value-type="float" office:value="60.5" table:style-name="ce1">
            <text:p>60.5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float" office:value="22.1" table:style-name="ce1">
            <text:p>22.1</text:p>
          </table:table-cell>
          <table:table-cell office:value-type="float" office:value="77.900000000000006" table:style-name="ce1">
            <text:p>77.9</text:p>
          </table:table-cell>
          <table:table-cell table:number-columns-repeated="16378"/>
        </table:table-row>
        <table:table-row table:style-name="ro1">
          <table:table-cell office:value-type="time" office:time-value="PT984466H40M7.000S" table:style-name="ce9">
            <text:p>10:40:07</text:p>
          </table:table-cell>
          <table:table-cell office:value-type="float" office:value="65.599999999999994" table:style-name="ce1">
            <text:p>65.6</text:p>
          </table:table-cell>
          <table:table-cell office:value-type="float" office:value="14.9" table:style-name="ce1">
            <text:p>14.9</text:p>
          </table:table-cell>
          <table:table-cell office:value-type="float" office:value="0" table:style-name="ce1">
            <text:p>0</text:p>
          </table:table-cell>
          <table:table-cell office:value-type="float" office:value="19.5" table:style-name="ce1">
            <text:p>19.5</text:p>
          </table:table-cell>
          <table:table-cell office:value-type="float" office:value="80.5" table:style-name="ce1">
            <text:p>80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266666666666673" table:style-name="ce1">
            <text:p>50.26666667</text:p>
          </table:table-cell>
          <table:table-cell office:value-type="float" office:value="12.25" table:style-name="ce1">
            <text:p>12.25</text:p>
          </table:table-cell>
          <table:table-cell office:value-type="float" office:value="0.19999999999999998" table:style-name="ce1">
            <text:p>0.2</text:p>
          </table:table-cell>
          <table:table-cell office:value-type="float" office:value="37.283333333333339" table:style-name="ce1">
            <text:p>37.28333333</text:p>
          </table:table-cell>
          <table:table-cell office:value-type="float" office:value="62.516666666666673" table:style-name="ce1">
            <text:p>62.51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68056in" svg:width="13.09722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466H37M36.000S" table:style-name="ce9">
            <text:p>10:37:36</text:p>
          </table:table-cell>
          <table:table-cell office:value-type="float" office:value="3.5" table:style-name="ce1">
            <text:p>3.5</text:p>
          </table:table-cell>
          <table:table-cell office:value-type="float" office:value="0.6" table:style-name="ce1">
            <text:p>0.6</text:p>
          </table:table-cell>
          <table:table-cell office:value-type="float" office:value="0.8" table:style-name="ce1">
            <text:p>0.8</text:p>
          </table:table-cell>
          <table:table-cell office:value-type="float" office:value="95.1" table:style-name="ce1">
            <text:p>95.1</text:p>
          </table:table-cell>
          <table:table-cell office:value-type="float" office:value="4.0999999999999996" table:style-name="ce1">
            <text:p>4.1</text:p>
          </table:table-cell>
          <table:table-cell table:number-columns-repeated="16378"/>
        </table:table-row>
        <table:table-row table:style-name="ro1">
          <table:table-cell office:value-type="time" office:time-value="PT984466H38M6.000S" table:style-name="ce9">
            <text:p>10:38:06</text:p>
          </table:table-cell>
          <table:table-cell office:value-type="float" office:value="50" table:style-name="ce1">
            <text:p>50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43.4" table:style-name="ce1">
            <text:p>43.4</text:p>
          </table:table-cell>
          <table:table-cell office:value-type="float" office:value="56.5" table:style-name="ce1">
            <text:p>56.5</text:p>
          </table:table-cell>
          <table:table-cell table:number-columns-repeated="16378"/>
        </table:table-row>
        <table:table-row table:style-name="ro1">
          <table:table-cell office:value-type="time" office:time-value="PT984466H38M36.000S" table:style-name="ce9">
            <text:p>10:38:36</text:p>
          </table:table-cell>
          <table:table-cell office:value-type="float" office:value="74.099999999999994" table:style-name="ce1">
            <text:p>74.1</text:p>
          </table:table-cell>
          <table:table-cell office:value-type="float" office:value="10.3" table:style-name="ce1">
            <text:p>10.3</text:p>
          </table:table-cell>
          <table:table-cell office:value-type="float" office:value="0" table:style-name="ce1">
            <text:p>0</text:p>
          </table:table-cell>
          <table:table-cell office:value-type="float" office:value="15.5" table:style-name="ce1">
            <text:p>15.5</text:p>
          </table:table-cell>
          <table:table-cell office:value-type="float" office:value="84.399999999999991" table:style-name="ce1">
            <text:p>84.4</text:p>
          </table:table-cell>
          <table:table-cell table:number-columns-repeated="16378"/>
        </table:table-row>
        <table:table-row table:style-name="ro1">
          <table:table-cell office:value-type="time" office:time-value="PT984466H39M6.000S" table:style-name="ce9">
            <text:p>10:39:06</text:p>
          </table:table-cell>
          <table:table-cell office:value-type="float" office:value="58.6" table:style-name="ce1">
            <text:p>58.6</text:p>
          </table:table-cell>
          <table:table-cell office:value-type="float" office:value="18.3" table:style-name="ce1">
            <text:p>18.3</text:p>
          </table:table-cell>
          <table:table-cell office:value-type="float" office:value="0.3" table:style-name="ce1">
            <text:p>0.3</text:p>
          </table:table-cell>
          <table:table-cell office:value-type="float" office:value="22.8" table:style-name="ce1">
            <text:p>22.8</text:p>
          </table:table-cell>
          <table:table-cell office:value-type="float" office:value="76.900000000000006" table:style-name="ce1">
            <text:p>76.9</text:p>
          </table:table-cell>
          <table:table-cell table:number-columns-repeated="16378"/>
        </table:table-row>
        <table:table-row table:style-name="ro1">
          <table:table-cell office:value-type="time" office:time-value="PT984466H39M36.000S" table:style-name="ce9">
            <text:p>10:39:36</text:p>
          </table:table-cell>
          <table:table-cell office:value-type="float" office:value="60" table:style-name="ce1">
            <text:p>60</text:p>
          </table:table-cell>
          <table:table-cell office:value-type="float" office:value="22.4" table:style-name="ce1">
            <text:p>22.4</text:p>
          </table:table-cell>
          <table:table-cell office:value-type="float" office:value="0" table:style-name="ce1">
            <text:p>0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82.4" table:style-name="ce1">
            <text:p>82.4</text:p>
          </table:table-cell>
          <table:table-cell table:number-columns-repeated="16378"/>
        </table:table-row>
        <table:table-row table:style-name="ro1">
          <table:table-cell office:value-type="time" office:time-value="PT984466H40M7.000S" table:style-name="ce9">
            <text:p>10:40:07</text:p>
          </table:table-cell>
          <table:table-cell office:value-type="float" office:value="65" table:style-name="ce1">
            <text:p>65</text:p>
          </table:table-cell>
          <table:table-cell office:value-type="float" office:value="11.3" table:style-name="ce1">
            <text:p>11.3</text:p>
          </table:table-cell>
          <table:table-cell office:value-type="float" office:value="0" table:style-name="ce1">
            <text:p>0</text:p>
          </table:table-cell>
          <table:table-cell office:value-type="float" office:value="23.7" table:style-name="ce1">
            <text:p>23.7</text:p>
          </table:table-cell>
          <table:table-cell office:value-type="float" office:value="76.3" table:style-name="ce1">
            <text:p>76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1.866666666666667" table:style-name="ce1">
            <text:p>51.86666667</text:p>
          </table:table-cell>
          <table:table-cell office:value-type="float" office:value="11.566666666666668" table:style-name="ce1">
            <text:p>11.56666667</text:p>
          </table:table-cell>
          <table:table-cell office:value-type="float" office:value="0.18333333333333335" table:style-name="ce1">
            <text:p>0.183333333</text:p>
          </table:table-cell>
          <table:table-cell office:value-type="float" office:value="36.35" table:style-name="ce1">
            <text:p>36.35</text:p>
          </table:table-cell>
          <table:table-cell office:value-type="float" office:value="63.433333333333337" table:style-name="ce1">
            <text:p>63.43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68056in" svg:width="13.09722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466H37M36.000S" table:style-name="ce9">
            <text:p>10:37:36</text:p>
          </table:table-cell>
          <table:table-cell office:value-type="float" office:value="3" table:style-name="ce1">
            <text:p>3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96.3" table:style-name="ce1">
            <text:p>96.3</text:p>
          </table:table-cell>
          <table:table-cell office:value-type="float" office:value="3.3" table:style-name="ce1">
            <text:p>3.3</text:p>
          </table:table-cell>
          <table:table-cell table:number-columns-repeated="16378"/>
        </table:table-row>
        <table:table-row table:style-name="ro1">
          <table:table-cell office:value-type="time" office:time-value="PT984466H38M6.000S" table:style-name="ce9">
            <text:p>10:38:06</text:p>
          </table:table-cell>
          <table:table-cell office:value-type="float" office:value="48.2" table:style-name="ce1">
            <text:p>48.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44.8" table:style-name="ce1">
            <text:p>44.8</text:p>
          </table:table-cell>
          <table:table-cell office:value-type="float" office:value="55.2" table:style-name="ce1">
            <text:p>55.2</text:p>
          </table:table-cell>
          <table:table-cell table:number-columns-repeated="16378"/>
        </table:table-row>
        <table:table-row table:style-name="ro1">
          <table:table-cell office:value-type="time" office:time-value="PT984466H38M36.000S" table:style-name="ce9">
            <text:p>10:38:36</text:p>
          </table:table-cell>
          <table:table-cell office:value-type="float" office:value="72.3" table:style-name="ce1">
            <text:p>72.3</text:p>
          </table:table-cell>
          <table:table-cell office:value-type="float" office:value="11.3" table:style-name="ce1">
            <text:p>11.3</text:p>
          </table:table-cell>
          <table:table-cell office:value-type="float" office:value="0" table:style-name="ce1">
            <text:p>0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83.6" table:style-name="ce1">
            <text:p>83.6</text:p>
          </table:table-cell>
          <table:table-cell table:number-columns-repeated="16378"/>
        </table:table-row>
        <table:table-row table:style-name="ro1">
          <table:table-cell office:value-type="time" office:time-value="PT984466H39M6.000S" table:style-name="ce9">
            <text:p>10:39:06</text:p>
          </table:table-cell>
          <table:table-cell office:value-type="float" office:value="49.9" table:style-name="ce1">
            <text:p>49.9</text:p>
          </table:table-cell>
          <table:table-cell office:value-type="float" office:value="23.5" table:style-name="ce1">
            <text:p>23.5</text:p>
          </table:table-cell>
          <table:table-cell office:value-type="float" office:value="0" table:style-name="ce1">
            <text:p>0</text:p>
          </table:table-cell>
          <table:table-cell office:value-type="float" office:value="26.5" table:style-name="ce1">
            <text:p>26.5</text:p>
          </table:table-cell>
          <table:table-cell office:value-type="float" office:value="73.400000000000006" table:style-name="ce1">
            <text:p>73.4</text:p>
          </table:table-cell>
          <table:table-cell table:number-columns-repeated="16378"/>
        </table:table-row>
        <table:table-row table:style-name="ro1">
          <table:table-cell office:value-type="time" office:time-value="PT984466H39M36.000S" table:style-name="ce9">
            <text:p>10:39:36</text:p>
          </table:table-cell>
          <table:table-cell office:value-type="float" office:value="60.8" table:style-name="ce1">
            <text:p>60.8</text:p>
          </table:table-cell>
          <table:table-cell office:value-type="float" office:value="20.7" table:style-name="ce1">
            <text:p>20.7</text:p>
          </table:table-cell>
          <table:table-cell office:value-type="float" office:value="0" table:style-name="ce1">
            <text:p>0</text:p>
          </table:table-cell>
          <table:table-cell office:value-type="float" office:value="18.5" table:style-name="ce1">
            <text:p>18.5</text:p>
          </table:table-cell>
          <table:table-cell office:value-type="float" office:value="81.5" table:style-name="ce1">
            <text:p>81.5</text:p>
          </table:table-cell>
          <table:table-cell table:number-columns-repeated="16378"/>
        </table:table-row>
        <table:table-row table:style-name="ro1">
          <table:table-cell office:value-type="time" office:time-value="PT984466H40M7.000S" table:style-name="ce9">
            <text:p>10:40:07</text:p>
          </table:table-cell>
          <table:table-cell office:value-type="float" office:value="68.7" table:style-name="ce1">
            <text:p>68.7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21.5" table:style-name="ce1">
            <text:p>21.5</text:p>
          </table:table-cell>
          <table:table-cell office:value-type="float" office:value="78.5" table:style-name="ce1">
            <text:p>78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483333333333327" table:style-name="ce1">
            <text:p>50.48333333</text:p>
          </table:table-cell>
          <table:table-cell office:value-type="float" office:value="12.1" table:style-name="ce1">
            <text:p>12.1</text:p>
          </table:table-cell>
          <table:table-cell office:value-type="float" office:value="4.9999999999999996E-2" table:style-name="ce1">
            <text:p>0.05</text:p>
          </table:table-cell>
          <table:table-cell office:value-type="float" office:value="37.333333333333336" table:style-name="ce1">
            <text:p>37.33333333</text:p>
          </table:table-cell>
          <table:table-cell office:value-type="float" office:value="62.583333333333336" table:style-name="ce1">
            <text:p>62.58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 table:contains-header="false">
          <table:sort>
            <table:sort-by table:field-number="0"/>
          </table:sort>
        </table:database-range>
        <table:database-range table:target-range-address="DISKBSIZE.B1:DISKBSIZ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BUSY.B1:DISKBUSY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READ.B1:DISKREAD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WRITE.B1:DISKWRIT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XFER.B1:DISKXFER.E12" table:contains-header="false" table:orientation="column">
          <table:sort>
            <table:sort-by table:field-number="1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indows User</meta:initial-creator>
    <dc:creator>Afour</dc:creator>
    <meta:creation-date>2012-04-20T07:46:34Z</meta:creation-date>
    <dc:date>2012-04-20T07:50:4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System Summary ubuntuServer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7" chart:class="chart:line" chart:attached-axis="primary-y" chart:style-name="G0S0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%Busy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7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7" chart:class="chart:line" chart:attached-axis="primary-y" chart:style-name="G0S0">
            <chart:data-point chart:repeated="6"/>
          </chart:series>
          <chart:series chart:label-cell-address="DISKBUSY.$C$1" chart:values-cell-range-address="DISKBUSY.$C$2:.$C$7" chart:class="chart:line" chart:attached-axis="primary-y" chart:style-name="G0S1">
            <chart:data-point chart:repeated="6"/>
          </chart:series>
          <chart:series chart:label-cell-address="DISKBUSY.$D$1" chart:values-cell-range-address="DISKBUSY.$D$2:.$D$7" chart:class="chart:line" chart:attached-axis="primary-y" chart:style-name="G0S2">
            <chart:data-point chart:repeated="6"/>
          </chart:series>
          <chart:series chart:label-cell-address="DISKBUSY.$E$1" chart:values-cell-range-address="DISKBUSY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Read KB/s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9:.$E$9" chart:class="chart:bar" chart:attached-axis="primary-y" chart:style-name="G0S0">
            <chart:data-point chart:repeated="4"/>
          </chart:series>
          <chart:series chart:values-cell-range-address="DISKREAD.$B$10:.$E$10" chart:class="chart:bar" chart:attached-axis="primary-y" chart:style-name="G0S1">
            <chart:data-point chart:repeated="4"/>
          </chart:series>
          <chart:series chart:values-cell-range-address="DISKREAD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Read KB/s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7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7" chart:class="chart:line" chart:attached-axis="primary-y" chart:style-name="G0S0">
            <chart:data-point chart:repeated="6"/>
          </chart:series>
          <chart:series chart:label-cell-address="DISKREAD.$C$1" chart:values-cell-range-address="DISKREAD.$C$2:.$C$7" chart:class="chart:line" chart:attached-axis="primary-y" chart:style-name="G0S1">
            <chart:data-point chart:repeated="6"/>
          </chart:series>
          <chart:series chart:label-cell-address="DISKREAD.$D$1" chart:values-cell-range-address="DISKREAD.$D$2:.$D$7" chart:class="chart:line" chart:attached-axis="primary-y" chart:style-name="G0S2">
            <chart:data-point chart:repeated="6"/>
          </chart:series>
          <chart:series chart:label-cell-address="DISKREAD.$E$1" chart:values-cell-range-address="DISKREAD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Write KB/s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9:.$E$9" chart:class="chart:bar" chart:attached-axis="primary-y" chart:style-name="G0S0">
            <chart:data-point chart:repeated="4"/>
          </chart:series>
          <chart:series chart:values-cell-range-address="DISKWRITE.$B$10:.$E$10" chart:class="chart:bar" chart:attached-axis="primary-y" chart:style-name="G0S1">
            <chart:data-point chart:repeated="4"/>
          </chart:series>
          <chart:series chart:values-cell-range-address="DISKWRIT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Write KB/s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7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7" chart:class="chart:line" chart:attached-axis="primary-y" chart:style-name="G0S0">
            <chart:data-point chart:repeated="6"/>
          </chart:series>
          <chart:series chart:label-cell-address="DISKWRITE.$C$1" chart:values-cell-range-address="DISKWRITE.$C$2:.$C$7" chart:class="chart:line" chart:attached-axis="primary-y" chart:style-name="G0S1">
            <chart:data-point chart:repeated="6"/>
          </chart:series>
          <chart:series chart:label-cell-address="DISKWRITE.$D$1" chart:values-cell-range-address="DISKWRITE.$D$2:.$D$7" chart:class="chart:line" chart:attached-axis="primary-y" chart:style-name="G0S2">
            <chart:data-point chart:repeated="6"/>
          </chart:series>
          <chart:series chart:label-cell-address="DISKWRITE.$E$1" chart:values-cell-range-address="DISKWRIT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ransfers per second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9:.$E$9" chart:class="chart:bar" chart:attached-axis="primary-y" chart:style-name="G0S0">
            <chart:data-point chart:repeated="4"/>
          </chart:series>
          <chart:series chart:values-cell-range-address="DISKXFER.$B$10:.$E$10" chart:class="chart:bar" chart:attached-axis="primary-y" chart:style-name="G0S1">
            <chart:data-point chart:repeated="4"/>
          </chart:series>
          <chart:series chart:values-cell-range-address="DISKXFER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transfers per second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7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7" chart:class="chart:line" chart:attached-axis="primary-y" chart:style-name="G0S0">
            <chart:data-point chart:repeated="6"/>
          </chart:series>
          <chart:series chart:label-cell-address="DISKXFER.$C$1" chart:values-cell-range-address="DISKXFER.$C$2:.$C$7" chart:class="chart:line" chart:attached-axis="primary-y" chart:style-name="G0S1">
            <chart:data-point chart:repeated="6"/>
          </chart:series>
          <chart:series chart:label-cell-address="DISKXFER.$D$1" chart:values-cell-range-address="DISKXFER.$D$2:.$D$7" chart:class="chart:line" chart:attached-axis="primary-y" chart:style-name="G0S2">
            <chart:data-point chart:repeated="6"/>
          </chart:series>
          <chart:series chart:label-cell-address="DISKXFER.$E$1" chart:values-cell-range-address="DISKXFER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JFS Filespace %Used ubuntuServer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9" chart:values-cell-range-address="JFSFILE.$B$9:.$F$9" chart:class="chart:bar" chart:attached-axis="primary-y" chart:style-name="G0S0">
            <chart:data-point chart:repeated="5"/>
          </chart:series>
          <chart:series chart:label-cell-address="JFSFILE.$A$10" chart:values-cell-range-address="JFSFILE.$B$10:.$F$10" chart:class="chart:bar" chart:attached-axis="primary-y" chart:style-name="G0S1">
            <chart:data-point chart:repeated="5"/>
          </chart:series>
          <chart:series chart:label-cell-address="JFSFILE.$A$11" chart:values-cell-range-address="JFSFILE.$B$11:.$F$11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Memory MB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/>
          <chart:series chart:label-cell-address="MEM.$B$1" chart:values-cell-range-address="MEM.$B$2:.$B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Total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B$1" chart:values-cell-range-address="CPU_ALL.$B$2:.$B$7" chart:class="chart:area" chart:attached-axis="primary-y" chart:style-name="G0S0">
            <chart:data-point chart:repeated="6"/>
          </chart:series>
          <chart:series chart:label-cell-address="CPU_ALL.$C$1" chart:values-cell-range-address="CPU_ALL.$C$2:.$C$7" chart:class="chart:area" chart:attached-axis="primary-y" chart:style-name="G0S1">
            <chart:data-point chart:repeated="6"/>
          </chart:series>
          <chart:series chart:label-cell-address="CPU_ALL.$D$1" chart:values-cell-range-address="CPU_ALL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60_Threads (KB/s) - 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I$1" chart:values-cell-range-address="NET.$I$2:.$I$7" chart:class="chart:area" chart:attached-axis="primary-y" chart:style-name="G0S1">
            <chart:data-point chart:repeated="6"/>
          </chart:series>
          <chart:series chart:label-cell-address="NET.$H$1" chart:values-cell-range-address="NET.$H$2:.$H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I/O JMeter_Test_60_Threads (KB/s)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9" chart:values-cell-range-address="NET.$B$9:.$E$9" chart:class="chart:bar" chart:attached-axis="primary-y" chart:style-name="G0S0">
            <chart:data-point chart:repeated="4"/>
          </chart:series>
          <chart:series chart:label-cell-address="NET.$A$10" chart:values-cell-range-address="NET.$B$10:.$E$10" chart:class="chart:bar" chart:attached-axis="primary-y" chart:style-name="G0S1">
            <chart:data-point chart:repeated="4"/>
          </chart:series>
          <chart:series chart:label-cell-address="NET.$A$11" chart:values-cell-range-address="N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60_Threads (KB/s)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B$1" chart:values-cell-range-address="NET.$B$2:.$B$7" chart:class="chart:area" chart:attached-axis="primary-y" chart:style-name="G0S0">
            <chart:data-point chart:repeated="6"/>
          </chart:series>
          <chart:series chart:label-cell-address="NET.$C$1" chart:values-cell-range-address="NET.$C$2:.$C$7" chart:class="chart:area" chart:attached-axis="primary-y" chart:style-name="G0S1">
            <chart:data-point chart:repeated="6"/>
          </chart:series>
          <chart:series chart:label-cell-address="NET.$D$1" chart:values-cell-range-address="NET.$D$2:.$D$7" chart:class="chart:area" chart:attached-axis="primary-y" chart:style-name="G0S2">
            <chart:data-point chart:repeated="6"/>
          </chart:series>
          <chart:series chart:label-cell-address="NET.$E$1" chart:values-cell-range-address="NET.$E$2:.$E$7" chart:class="chart:area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Packets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9" chart:values-cell-range-address="NETPACKET.$B$9:.$E$9" chart:class="chart:bar" chart:attached-axis="primary-y" chart:style-name="G0S0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1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Network Packets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7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7" chart:class="chart:line" chart:attached-axis="primary-y" chart:style-name="G0S0">
            <chart:data-point chart:repeated="6"/>
          </chart:series>
          <chart:series chart:label-cell-address="NETPACKET.$C$1" chart:values-cell-range-address="NETPACKET.$C$2:.$C$7" chart:class="chart:line" chart:attached-axis="primary-y" chart:style-name="G0S1">
            <chart:data-point chart:repeated="6"/>
          </chart:series>
          <chart:series chart:label-cell-address="NETPACKET.$D$1" chart:values-cell-range-address="NETPACKET.$D$2:.$D$7" chart:class="chart:line" chart:attached-axis="primary-y" chart:style-name="G0S2">
            <chart:data-point chart:repeated="6"/>
          </chart:series>
          <chart:series chart:label-cell-address="NETPACKET.$E$1" chart:values-cell-range-address="NETPACKET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7" chart:class="chart:line" chart:attached-axis="primary-y" chart:style-name="G0S0">
            <chart:data-point chart:repeated="6"/>
          </chart:series>
          <chart:series chart:label-cell-address="PROC.$C$1" chart:values-cell-range-address="PROC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7" chart:class="chart:line" chart:attached-axis="primary-y" chart:style-name="G0S0">
            <chart:data-point chart:repeated="6"/>
          </chart:series>
          <chart:series chart:values-cell-range-address="PROC.$E$2:.$E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7" chart:class="chart:line" chart:attached-axis="primary-y" chart:style-name="G0S0">
            <chart:data-point chart:repeated="6"/>
          </chart:series>
          <chart:series chart:values-cell-range-address="PROC.$I$2:.$I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File-backed paging (kByes/sec) ubuntuServer 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H$1" chart:values-cell-range-address="VM.$H$2:.$H$7" chart:class="chart:area" chart:attached-axis="primary-y" chart:style-name="G0S0">
            <chart:data-point chart:repeated="6"/>
          </chart:series>
          <chart:series chart:label-cell-address="VM.$I$1" chart:values-cell-range-address="VM.$I$2:.$I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Swap-space activity (kBytes/sec) ubuntuServer 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J$1" chart:values-cell-range-address="VM.$J$2:.$J$7" chart:class="chart:area" chart:attached-axis="primary-y" chart:style-name="G0S0">
            <chart:data-point chart:repeated="6"/>
          </chart:series>
          <chart:series chart:label-cell-address="VM.$K$1" chart:values-cell-range-address="VM.$K$2:.$K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G$1" chart:values-cell-range-address="CPU_ALL.$G$2:.$G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1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7"/>
          </chart:axis>
          <chart:axis chart:dimension="y" chart:name="primary-y" chart:style-name="Axs1"/>
          <chart:series chart:label-cell-address="CPU01.$B$1" chart:values-cell-range-address="CPU01.$B$2:.$B$7" chart:class="chart:area" chart:attached-axis="primary-y" chart:style-name="G0S0">
            <chart:data-point chart:repeated="6"/>
          </chart:series>
          <chart:series chart:label-cell-address="CPU01.$C$1" chart:values-cell-range-address="CPU01.$C$2:.$C$7" chart:class="chart:area" chart:attached-axis="primary-y" chart:style-name="G0S1">
            <chart:data-point chart:repeated="6"/>
          </chart:series>
          <chart:series chart:label-cell-address="CPU01.$D$1" chart:values-cell-range-address="CPU01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2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7"/>
          </chart:axis>
          <chart:axis chart:dimension="y" chart:name="primary-y" chart:style-name="Axs1"/>
          <chart:series chart:label-cell-address="CPU02.$B$1" chart:values-cell-range-address="CPU02.$B$2:.$B$7" chart:class="chart:area" chart:attached-axis="primary-y" chart:style-name="G0S0">
            <chart:data-point chart:repeated="6"/>
          </chart:series>
          <chart:series chart:label-cell-address="CPU02.$C$1" chart:values-cell-range-address="CPU02.$C$2:.$C$7" chart:class="chart:area" chart:attached-axis="primary-y" chart:style-name="G0S1">
            <chart:data-point chart:repeated="6"/>
          </chart:series>
          <chart:series chart:label-cell-address="CPU02.$D$1" chart:values-cell-range-address="CPU02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3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7"/>
          </chart:axis>
          <chart:axis chart:dimension="y" chart:name="primary-y" chart:style-name="Axs1"/>
          <chart:series chart:label-cell-address="CPU03.$B$1" chart:values-cell-range-address="CPU03.$B$2:.$B$7" chart:class="chart:area" chart:attached-axis="primary-y" chart:style-name="G0S0">
            <chart:data-point chart:repeated="6"/>
          </chart:series>
          <chart:series chart:label-cell-address="CPU03.$C$1" chart:values-cell-range-address="CPU03.$C$2:.$C$7" chart:class="chart:area" chart:attached-axis="primary-y" chart:style-name="G0S1">
            <chart:data-point chart:repeated="6"/>
          </chart:series>
          <chart:series chart:label-cell-address="CPU03.$D$1" chart:values-cell-range-address="CPU03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4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7"/>
          </chart:axis>
          <chart:axis chart:dimension="y" chart:name="primary-y" chart:style-name="Axs1"/>
          <chart:series chart:label-cell-address="CPU04.$B$1" chart:values-cell-range-address="CPU04.$B$2:.$B$7" chart:class="chart:area" chart:attached-axis="primary-y" chart:style-name="G0S0">
            <chart:data-point chart:repeated="6"/>
          </chart:series>
          <chart:series chart:label-cell-address="CPU04.$C$1" chart:values-cell-range-address="CPU04.$C$2:.$C$7" chart:class="chart:area" chart:attached-axis="primary-y" chart:style-name="G0S1">
            <chart:data-point chart:repeated="6"/>
          </chart:series>
          <chart:series chart:label-cell-address="CPU04.$D$1" chart:values-cell-range-address="CPU04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CPU by Processor ubuntuServer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Disk total KB/s JMeter_Test_60_Threads - 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7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7" chart:class="chart:area" chart:attached-axis="primary-y" chart:style-name="G0S0">
            <chart:data-point chart:repeated="6"/>
          </chart:series>
          <chart:series chart:label-cell-address="DISK_SUMM.$C$1" chart:values-cell-range-address="DISK_SUMM.$C$2:.$C$7" chart:class="chart:area" chart:attached-axis="primary-y" chart:style-name="G0S1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otal KB/s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9" chart:values-cell-range-address="DISK_SUMM.$B$9:.$D$9" chart:class="chart:bar" chart:attached-axis="primary-y" chart:style-name="G0S0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1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Block Size JMeter_Test_60_Threads (Kbytes)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9:.$E$9" chart:class="chart:bar" chart:attached-axis="primary-y" chart:style-name="G0S0">
            <chart:data-point chart:repeated="4"/>
          </chart:series>
          <chart:series chart:values-cell-range-address="DISKBSIZE.$B$10:.$E$10" chart:class="chart:bar" chart:attached-axis="primary-y" chart:style-name="G0S1">
            <chart:data-point chart:repeated="4"/>
          </chart:series>
          <chart:series chart:values-cell-range-address="DISKBSIZ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Block Size JMeter_Test_60_Threads (Kbytes)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7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7" chart:class="chart:line" chart:attached-axis="primary-y" chart:style-name="G0S0">
            <chart:data-point chart:repeated="6"/>
          </chart:series>
          <chart:series chart:label-cell-address="DISKBSIZE.$C$1" chart:values-cell-range-address="DISKBSIZE.$C$2:.$C$7" chart:class="chart:line" chart:attached-axis="primary-y" chart:style-name="G0S1">
            <chart:data-point chart:repeated="6"/>
          </chart:series>
          <chart:series chart:label-cell-address="DISKBSIZE.$D$1" chart:values-cell-range-address="DISKBSIZE.$D$2:.$D$7" chart:class="chart:line" chart:attached-axis="primary-y" chart:style-name="G0S2">
            <chart:data-point chart:repeated="6"/>
          </chart:series>
          <chart:series chart:label-cell-address="DISKBSIZE.$E$1" chart:values-cell-range-address="DISKBSIZ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%Busy JMeter_Test_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9:.$E$9" chart:class="chart:bar" chart:attached-axis="primary-y" chart:style-name="G0S0">
            <chart:data-point chart:repeated="4"/>
          </chart:series>
          <chart:series chart:values-cell-range-address="DISKBUSY.$B$10:.$E$10" chart:class="chart:bar" chart:attached-axis="primary-y" chart:style-name="G0S1">
            <chart:data-point chart:repeated="4"/>
          </chart:series>
          <chart:series chart:values-cell-range-address="DISKBUSY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